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2pt solid #000000" fo:border-left="thick solid #000000" fo:border-right="none" style:vertical-align="automatic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ck solid #000000" fo:border-bottom="2pt solid #000000" fo:border-left="none" fo:border-right="none" style:vertical-align="middle" fo:background-color="#D9D9D9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ck solid #000000" fo:border-bottom="2pt solid #000000" fo:border-left="none" fo:border-right="none" style:vertical-align="automatic" fo:background-color="#D9D9D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 style:vertical-align="automatic" fo:background-color="#D9D9D9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D9D9D9"/>
    </style:style>
    <style:style style:name="ce8" style:family="table-cell" style:parent-style-name="Default" style:data-style-name="N0">
      <style:table-cell-properties fo:border-top="none" fo:border-bottom="none" fo:border-left="none" fo:border-right="thick solid #000000" fo:background-color="#D9D9D9"/>
    </style:style>
    <style:style style:name="ce9" style:family="table-cell" style:parent-style-name="Default" style:data-style-name="N0">
      <style:table-cell-properties fo:border-top="none" fo:border-bottom="thin double #000000" fo:border-left="thick solid #000000" fo:border-right="none" style:vertical-align="automatic" fo:wrap-option="wrap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double #000000" fo:border-left="none" fo:border-right="none" style:vertical-align="automatic" fo:wrap-option="wrap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Default" style:data-style-name="N0">
      <style:table-cell-properties fo:border-top="thin double #000000" fo:border-bottom="none" fo:border-left="thick solid #000000" fo:border-right="none" style:vertical-align="automatic" fo:background-color="#D9D9D9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9D9D9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ck solid #000000" fo:border-right="none" style:vertical-align="automatic" fo:background-color="#D9D9D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9D9D9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ck solid #000000" fo:background-color="#D9D9D9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C00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thick solid #000000" style:vertical-align="automatic" fo:background-color="#D9D9D9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fo:background-color="#D9D9D9"/>
    </style:style>
    <style:style style:name="ce22" style:family="table-cell" style:parent-style-name="Default" style:data-style-name="N0">
      <style:table-cell-properties fo:border-top="thin solid #000000" fo:border-bottom="thin solid #000000" fo:border-left="thick solid #000000" fo:border-right="none" style:vertical-align="automatic" fo:background-color="#D9D9D9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9D9D9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fo:background-color="#D9D9D9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ck solid #000000" fo:background-color="#D9D9D9"/>
    </style:style>
    <style:style style:name="ce26" style:family="table-cell" style:parent-style-name="Default" style:data-style-name="N0">
      <style:table-cell-properties fo:border-top="none" fo:border-bottom="thick solid #000000" fo:border-left="thick solid #000000" fo:border-right="none" style:vertical-align="automatic" fo:background-color="#D9D9D9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D9D9D9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 fo:background-color="#D9D9D9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ck solid #000000" fo:border-bottom="2pt solid #000000" fo:border-left="none" fo:border-right="thick solid #000000" style:vertical-align="middle" fo:background-color="#D9D9D9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double #000000" fo:border-left="none" fo:border-right="thick solid #000000" style:vertical-align="automatic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double #000000" fo:border-bottom="none" fo:border-left="thin solid #000000" fo:border-right="thick solid #000000" style:vertical-align="automatic" fo:background-color="#D9D9D9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ck solid #000000" style:vertical-align="automatic" fo:background-color="#D9D9D9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ck solid #000000" style:vertical-align="automatic" fo:background-color="#D9D9D9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ck solid #000000" style:vertical-align="automatic" fo:background-color="#D9D9D9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-top="none" fo:border-bottom="thin solid #000000" fo:border-left="none" fo:border-right="thick solid #000000" style:vertical-align="automatic" fo:background-color="#D9D9D9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none" fo:border-bottom="none" fo:border-left="none" fo:border-right="thick solid #000000" style:vertical-align="automatic" fo:background-color="#D9D9D9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automatic" fo:background-color="#D9D9D9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none" fo:border-bottom="thick solid #000000" fo:border-left="thin solid #000000" fo:border-right="thick solid #000000" style:vertical-align="automatic" fo:background-color="#D9D9D9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-top="none" fo:border-bottom="none" fo:border-left="thick solid #000000" fo:border-right="none"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42" style:family="table-cell" style:parent-style-name="Default" style:data-style-name="N0">
      <style:table-cell-properties fo:border-top="none" fo:border-bottom="thick solid #000000" fo:border-left="thick solid #000000" fo:border-right="none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44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45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automatic" fo:background-color="#94DCF8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none" fo:border-left="thick solid #000000" fo:border-right="none" style:vertical-align="top" style:repeat-content="false"/>
      <style:paragraph-properties fo:text-align="center"/>
    </style:style>
    <style:style style:name="ce47" style:family="table-cell" style:parent-style-name="Default" style:data-style-name="N0">
      <style:table-cell-properties style:vertical-align="top"/>
    </style:style>
    <style:style style:name="ce48" style:family="table-cell" style:parent-style-name="Default" style:data-style-name="N0">
      <style:table-cell-properties fo:border-top="none" fo:border-bottom="none" fo:border-left="none" fo:border-right="thick solid #000000" style:vertical-align="top" fo:wrap-option="wrap"/>
    </style:style>
    <style:style style:name="ce49" style:family="table-cell" style:parent-style-name="Default" style:data-style-name="N0">
      <style:table-cell-properties fo:border-top="none" fo:border-bottom="thick solid #000000" fo:border-left="thick solid #000000" fo:border-right="none" style:vertical-align="top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thick solid #000000" fo:border-left="none" fo:border-right="none" style:vertical-align="top"/>
    </style:style>
    <style:style style:name="ce51" style:family="table-cell" style:parent-style-name="Default" style:data-style-name="N0">
      <style:table-cell-properties fo:border-top="none" fo:border-bottom="thick solid #000000" fo:border-left="none" fo:border-right="thick solid #000000" style:vertical-align="top" fo:wrap-option="wrap"/>
    </style:style>
    <style:style style:name="ce52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automatic" fo:background-color="#E49EDD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automatic" fo:background-color="#A6C9E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automatic" fo:background-color="#47D359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automatic" fo:background-color="#BFBFBF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middle" fo:background-color="#F1A98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none" fo:border-left="none" fo:border-right="thick solid #000000"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thick solid #000000" fo:border-left="none" fo:border-right="thick solid #000000" style:vertical-align="automatic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automatic" fo:background-color="#8ED97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automatic" fo:background-color="#F1A98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1.86266666666667cm"/>
    </style:style>
    <style:style style:name="co2" style:family="table-column">
      <style:table-column-properties fo:break-before="auto" style:column-width="1.10066666666667cm"/>
    </style:style>
    <style:style style:name="co3" style:family="table-column">
      <style:table-column-properties fo:break-before="auto" style:column-width="20.277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6.7945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8.46666666666667cm"/>
    </style:style>
    <style:style style:name="co9" style:family="table-column">
      <style:table-column-properties fo:break-before="auto" style:column-width="6.11716666666667cm" style:use-optimal-column-width="true"/>
    </style:style>
    <style:style style:name="co10" style:family="table-column">
      <style:table-column-properties fo:break-before="auto" style:column-width="18.6266666666667cm"/>
    </style:style>
    <style:style style:name="co11" style:family="table-column">
      <style:table-column-properties fo:break-before="auto" style:column-width="3.95816666666667cm"/>
    </style:style>
    <style:style style:name="co12" style:family="table-column">
      <style:table-column-properties fo:break-before="auto" style:column-width="1.0795cm"/>
    </style:style>
    <style:style style:name="co13" style:family="table-column">
      <style:table-column-properties fo:break-before="auto" style:column-width="4.33916666666667cm"/>
    </style:style>
    <style:style style:name="co14" style:family="table-column">
      <style:table-column-properties fo:break-before="auto" style:column-width="1.778cm"/>
    </style:style>
    <style:style style:name="co15" style:family="table-column">
      <style:table-column-properties fo:break-before="auto" style:column-width="5.86316666666667cm"/>
    </style:style>
    <style:style style:name="co16" style:family="table-column">
      <style:table-column-properties fo:break-before="auto" style:column-width="1.29116666666667cm"/>
    </style:style>
    <style:style style:name="ro1" style:family="table-row">
      <style:table-row-properties style:row-height="32.4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31.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1.6pt" style:use-optimal-row-height="true" fo:break-before="auto"/>
    </style:style>
    <style:style style:name="ro6" style:family="table-row">
      <style:table-row-properties style:row-height="28.8pt" style:use-optimal-row-height="true" fo:break-before="auto"/>
    </style:style>
    <style:style style:name="ro7" style:family="table-row">
      <style:table-row-properties style:row-height="43.2pt" style:use-optimal-row-height="true" fo:break-before="auto"/>
    </style:style>
    <style:style style:name="ro8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2" style:family="table-cell" style:parent-style-name="Default" style:data-style-name="N0">
      <style:table-cell-properties fo:background-color="#D9D9D9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63" style:family="table-cell" style:parent-style-name="Default" style:data-style-name="N0">
      <style:table-cell-properties fo:border-top="none" fo:border-bottom="none" fo:border-left="thin solid #000000" fo:border-right="thick solid #000000" style:vertical-align="automatic" fo:background-color="#D9D9D9" style:repeat-content="false"/>
      <style:paragraph-properties fo:text-align="start" fo:margin-left="0cm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64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ck solid #000000" style:vertical-align="automatic" fo:background-color="#D9D9D9" style:repeat-content="false"/>
      <style:paragraph-properties fo:text-align="start" fo:margin-left="0cm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ck solid #000000" style:vertical-align="automatic" fo:background-color="#D9D9D9" style:repeat-content="false"/>
      <style:paragraph-properties fo:text-align="start" fo:margin-left="0cm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67" style:family="table-cell" style:parent-style-name="Default" style:data-style-name="N0">
      <style:table-cell-properties fo:border-top="none" fo:border-bottom="none" fo:border-left="none" fo:border-right="thick solid #000000" style:vertical-align="automatic" fo:background-color="#D9D9D9" style:repeat-content="false"/>
      <style:paragraph-properties fo:text-align="start" fo:margin-left="0cm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68" style:family="table-cell" style:parent-style-name="Default" style:data-style-name="N0">
      <style:table-cell-properties fo:border-top="none" fo:border-bottom="thin solid #000000" fo:border-left="none" fo:border-right="none" fo:background-color="#D9D9D9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none" fo:background-color="#D9D9D9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70" style:family="table-cell" style:parent-style-name="Default" style:data-style-name="N0">
      <style:table-cell-properties fo:border-top="thick solid #000000" fo:border-bottom="2pt solid #000000" fo:border-left="none" fo:border-right="none" style:vertical-align="automatic" fo:background-color="#D9D9D9" style:repeat-content="false"/>
      <style:paragraph-properties fo:text-align="center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71" style:family="table-cell" style:parent-style-name="Default" style:data-style-name="N0">
      <style:table-cell-properties fo:border-top="thick solid #000000" fo:border-bottom="2pt solid #000000" fo:border-left="none" fo:border-right="thick solid #000000" style:vertical-align="middle" fo:background-color="#D9D9D9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72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73" style:family="table-cell" style:parent-style-name="Default" style:data-style-name="N0">
      <style:table-cell-properties fo:border-top="none" fo:border-bottom="thin double #000000" fo:border-left="none" fo:border-right="none" style:vertical-align="automatic" fo:wrap-option="wrap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74" style:family="table-cell" style:parent-style-name="Default" style:data-style-name="N0">
      <style:table-cell-properties fo:border-top="none" fo:border-bottom="thin double #000000" fo:border-left="none" fo:border-right="thick solid #000000" style:vertical-align="automatic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9D9D9" style:repeat-content="false"/>
      <style:paragraph-properties fo:text-align="center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76" style:family="table-cell" style:parent-style-name="Default" style:data-style-name="N0">
      <style:table-cell-properties fo:border-top="thin double #000000" fo:border-bottom="none" fo:border-left="thin solid #000000" fo:border-right="thick solid #000000" style:vertical-align="automatic" fo:background-color="#D9D9D9" style:repeat-content="false"/>
      <style:paragraph-properties fo:text-align="start" fo:margin-left="0cm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7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9D9D9" style:repeat-content="false"/>
      <style:paragraph-properties fo:text-align="center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thick solid #000000" style:vertical-align="automatic" fo:background-color="#D9D9D9" style:repeat-content="false"/>
      <style:paragraph-properties fo:text-align="start" fo:margin-left="0cm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7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C000" style:repeat-content="false"/>
      <style:paragraph-properties fo:text-align="center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8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automatic" fo:background-color="#D9D9D9" style:repeat-content="false"/>
      <style:paragraph-properties fo:text-align="start" fo:margin-left="0cm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8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9D9D9" style:repeat-content="false"/>
      <style:paragraph-properties fo:text-align="center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83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D9D9D9" style:repeat-content="false"/>
      <style:paragraph-properties fo:text-align="center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84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 fo:background-color="#D9D9D9" style:repeat-content="false"/>
      <style:paragraph-properties fo:text-align="center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86" style:family="table-cell" style:parent-style-name="Default" style:data-style-name="N0">
      <style:table-cell-properties fo:border-top="none" fo:border-bottom="thick solid #000000" fo:border-left="thin solid #000000" fo:border-right="thick solid #000000" style:vertical-align="automatic" fo:background-color="#D9D9D9" style:repeat-content="false"/>
      <style:paragraph-properties fo:text-align="start" fo:margin-left="0cm"/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  <style:style style:name="ce87" style:family="table-cell">
      <style:map style:condition="of:is-true-formula(IF([.C1]=&quot;Comp&quot;;TRUE;FALSE))" style:apply-style-name="cf1" style:base-cell-address="Events.C1"/>
      <style:map style:condition="of:is-true-formula(IF([.C1]=&quot;Start&quot;;TRUE;FALSE))" style:apply-style-name="cf2" style:base-cell-address="Events.C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Start&quot;;&quot;Comp&quot;)">
          <table:help-message table:display="true"/>
          <table:error-message table:display="true"/>
        </table:content-validation>
        <table:content-validation table:name="val2" table:condition="of:cell-content-is-in-list(&quot;50&quot;;&quot;100&quot;;&quot;150&quot;;&quot;200&quot;;&quot;250&quot;)">
          <table:help-message table:display="true"/>
          <table:error-message table:display="true"/>
        </table:content-validation>
        <table:content-validation table:name="val3" table:condition="of:cell-content-is-in-list(&quot;X&quot;)">
          <table:help-message table:display="true"/>
          <table:error-message table:display="true"/>
        </table:content-validation>
        <table:content-validation table:name="val4" table:condition="of:cell-content-is-in-list(&quot;X&quot;)">
          <table:help-message table:display="true"/>
          <table:error-message table:display="true"/>
        </table:content-validation>
        <table:content-validation table:name="val5" table:condition="of:cell-content-is-in-list(&quot;X&quot;)">
          <table:help-message table:display="true"/>
          <table:error-message table:display="true"/>
        </table:content-validation>
        <table:content-validation table:name="val6" table:condition="of:cell-content-is-in-list(&quot;X&quot;)">
          <table:help-message table:display="true"/>
          <table:error-message table:display="true"/>
        </table:content-validation>
        <table:content-validation table:name="val7" table:condition="of:cell-content-is-in-list(&quot;X&quot;)">
          <table:help-message table:display="true"/>
          <table:error-message table:display="true"/>
        </table:content-validation>
      </table:content-validations>
      <table:table table:name="Events" table:style-name="ta1">
        <table:table-column table:style-name="co1" table:number-columns-repeated="2" table:default-cell-style-name="ce29"/>
        <table:table-column table:style-name="co2" table:number-columns-repeated="2" table:default-cell-style-name="ce29"/>
        <table:table-column table:style-name="co2" table:default-cell-style-name="ce1"/>
        <table:table-column table:style-name="co3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Display Marker</text:p>
          </table:table-cell>
          <table:table-cell office:value-type="float" office:value="150" table:content-validation-name="val2" table:style-name="ce3">
            <text:p>150</text:p>
          </table:table-cell>
          <table:table-cell table:style-name="ce70"/>
          <table:table-cell office:value-type="string" table:number-columns-spanned="3" table:number-rows-spanned="1" table:style-name="ce71">
            <text:p>Event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table:style-name="ce6"/>
          <table:table-cell table:style-name="ce72"/>
          <table:table-cell table:style-name="ce72"/>
          <table:table-cell table:style-name="ce62"/>
          <table:table-cell table:style-name="ce8"/>
          <table:table-cell table:number-columns-repeated="16378"/>
        </table:table-row>
        <table:table-row table:style-name="ro3">
          <table:table-cell office:value-type="string" table:style-name="ce9">
            <text:p>Displays (Default)</text:p>
          </table:table-cell>
          <table:table-cell office:value-type="string" office:string-value="Displays (150)" table:formula="of:=IF($$DisplayMarker=&quot;&quot;;&quot;&quot;;COM.MICROSOFT.CONCAT(&quot;Displays (&quot;;[.$B$1];&quot;)&quot;))" table:style-name="ce10">
            <text:p>Displays (150)</text:p>
          </table:table-cell>
          <table:table-cell office:value-type="string" table:style-name="ce73">
            <text:p>Done</text:p>
          </table:table-cell>
          <table:table-cell office:value-type="string" table:number-columns-spanned="3" table:number-rows-spanned="1" table:style-name="ce74">
            <text:p>Events</text:p>
          </table:table-cell>
          <table:covered-table-cell table:number-columns-repeated="2"/>
          <table:table-cell table:number-columns-repeated="16378" table:style-name="ce11"/>
        </table:table-row>
        <table:table-row table:style-name="ro4">
          <table:table-cell office:value-type="float" office:value="0" table:style-name="ce12">
            <text:p>0</text:p>
          </table:table-cell>
          <table:table-cell office:value-type="float" office:value="0" table:formula="of:=COM.MICROSOFT.IFS([.$A4]=&quot;&quot;;&quot;&quot;;[.$A4]=0;0;TRUE;([.$A4]/50)*$$DisplayMarker)" table:number-matrix-columns-spanned="1" table:number-matrix-rows-spanned="1" table:style-name="ce6">
            <text:p>0</text:p>
          </table:table-cell>
          <table:table-cell table:content-validation-name="val1" table:style-name="ce75"/>
          <table:table-cell office:value-type="string" table:number-columns-spanned="3" table:number-rows-spanned="1" table:style-name="ce76">
            <text:p>Quest: An Interesting Prospec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5]=&quot;&quot;;&quot;&quot;;[.$A5]=0;0;TRUE;([.$A5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Start (any):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6]=&quot;&quot;;&quot;&quot;;[.$A6]=0;0;TRUE;([.$A6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Talk: <text:s/>Auryen morellus at Dragonborn Museum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7]=&quot;&quot;;&quot;&quot;;[.$A7]=0;0;TRUE;([.$A7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Read: <text:s/>Seeking Treasure Hutners at most taverns</text:p>
          </table:table-cell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8]=&quot;&quot;;&quot;&quot;;[.$A8]=0;0;TRUE;([.$A8]/50)*$$DisplayMarker)" table:number-matrix-columns-spanned="1" table:number-matrix-rows-spanned="1" table:style-name="ce16"/>
          <table:table-cell table:style-name="ce77"/>
          <table:table-cell table:style-name="ce77"/>
          <table:table-cell table:content-validation-name="val1" table:style-name="ce64"/>
          <table:table-cell office:value-type="string" table:style-name="ce17">
            <text:p>Sell: <text:s/>Relic to vendor then Read: Letter from Auryen Morellus received from Courier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9]=&quot;&quot;;&quot;&quot;;[.$A9]=0;0;TRUE;([.$A9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Find the Sixthe House Bellhammer in Broken Helm Hollow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0]=&quot;&quot;;&quot;&quot;;[.$A10]=0;0;TRUE;([.$A10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An Interesting Prospect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1]=&quot;&quot;;&quot;&quot;;[.$A11]=0;0;TRUE;([.$A11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Find Dengstagmer's Ring at Silent Moons Camp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2]=&quot;&quot;;&quot;&quot;;[.$A12]=0;0;TRUE;([.$A12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An Interesting Prospect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3]=&quot;&quot;;&quot;&quot;;[.$A13]=0;0;TRUE;([.$A13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Find the Jade Warrior 2 somewhere in The Reach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4]=&quot;&quot;;&quot;&quot;;[.$A14]=0;0;TRUE;([.$A14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An Interesting Prospect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5]=&quot;&quot;;&quot;&quot;;[.$A15]=0;0;TRUE;([.$A15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Dragonborn Gallery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6]=&quot;&quot;;&quot;&quot;;[.$A16]=0;0;TRUE;([.$A16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East Empire Docks Start -OR- Relic Hunter Start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7]=&quot;&quot;;&quot;&quot;;[.$A17]=0;0;TRUE;([.$A17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Akaviri Rising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8]=&quot;&quot;;&quot;&quot;;[.$A18]=0;0;TRUE;([.$A18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Relic Hunter Start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9]=&quot;&quot;;&quot;&quot;;[.$A19]=0;0;TRUE;([.$A19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Auryen Morellus and the Chamber of Secret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0]=&quot;&quot;;&quot;&quot;;[.$A20]=0;0;TRUE;([.$A20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style-name="ce62">
            <text:p>Prereq: <text:s/>(Quest) An Interesting Prospect, Dragonborn Gallery, -OR- Akaviri Rising</text:p>
          </table:table-cell>
          <table:table-cell table:style-name="ce8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21]=&quot;&quot;;&quot;&quot;;[.$A21]=0;0;TRUE;([.$A21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Go to Dragonborn Hall, Press button at bottom of steps, Enter the Hall of Secrets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2]=&quot;&quot;;&quot;&quot;;[.$A22]=0;0;TRUE;([.$A22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Auryen's Notes: Dagger of Symmachu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3]=&quot;&quot;;&quot;&quot;;[.$A23]=0;0;TRUE;([.$A23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: <text:s/>10 days after first time talking to Auryen Morellus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4]=&quot;&quot;;&quot;&quot;;[.$A24]=0;0;TRUE;([.$A24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Start: <text:s/>Read Auryen's Notes on Symmachus in the Curator's Office</text:p>
          </table:table-cell>
          <table:covered-table-cell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25]=&quot;&quot;;&quot;&quot;;[.$A25]=0;0;TRUE;([.$A25]/50)*$$DisplayMarker)" table:number-matrix-columns-spanned="1" table:number-matrix-rows-spanned="1" table:style-name="ce16"/>
          <table:table-cell table:style-name="ce77"/>
          <table:table-cell table:style-name="ce79"/>
          <table:table-cell office:value-type="string" table:number-columns-spanned="2" table:number-rows-spanned="1" table:style-name="ce66">
            <text:p>Note: <text:s/>Guarded by a dragon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6]=&quot;&quot;;&quot;&quot;;[.$A26]=0;0;TRUE;([.$A26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Auryen's Notes: Cyrus' Sabe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27]=&quot;&quot;;&quot;&quot;;[.$A27]=0;0;TRUE;([.$A27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Read Auryen's Notes on Cyrus' Saber in the Curator's Office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8]=&quot;&quot;;&quot;&quot;;[.$A28]=0;0;TRUE;([.$A28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The Book of Wonder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29]=&quot;&quot;;&quot;&quot;;[.$A29]=0;0;TRUE;([.$A29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Read Malrus' Journal in Silent Moons Camp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30]=&quot;&quot;;&quot;&quot;;[.$A30]=0;0;TRUE;([.$A30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The Hand of Glory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31]=&quot;&quot;;&quot;&quot;;[.$A31]=0;0;TRUE;([.$A31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: <text:s/>Skyrim Dark Brotherhood Quest: With Friends Like These…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32]=&quot;&quot;;&quot;&quot;;[.$A32]=0;0;TRUE;([.$A32]/50)*$$DisplayMarker)" table:number-matrix-columns-spanned="1" table:number-matrix-rows-spanned="1" table:style-name="ce6"/>
          <table:table-cell table:style-name="ce72"/>
          <table:table-cell table:style-name="ce80"/>
          <table:table-cell office:value-type="string" table:number-columns-spanned="2" table:number-rows-spanned="1" table:style-name="ce67">
            <text:p>Note: <text:s/>If you Destroy the Dark Brotherhood, don't kill Greigor until you complete this quest</text:p>
          </table:table-cell>
          <table:covered-table-cell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33]=&quot;&quot;;&quot;&quot;;[.$A33]=0;0;TRUE;([.$A33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Talk to Greigor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34]=&quot;&quot;;&quot;&quot;;[.$A34]=0;0;TRUE;([.$A34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Breaking the Curs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35]=&quot;&quot;;&quot;&quot;;[.$A35]=0;0;TRUE;([.$A35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: <text:s/>(Quest) The Hand of Glory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36]=&quot;&quot;;&quot;&quot;;[.$A36]=0;0;TRUE;([.$A36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Start: <text:s/>Read Greigor's Journal</text:p>
          </table:table-cell>
          <table:covered-table-cell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37]=&quot;&quot;;&quot;&quot;;[.$A37]=0;0;TRUE;([.$A37]/50)*$$DisplayMarker)" table:number-matrix-columns-spanned="1" table:number-matrix-rows-spanned="1" table:style-name="ce16"/>
          <table:table-cell table:style-name="ce77"/>
          <table:table-cell table:style-name="ce79"/>
          <table:table-cell office:value-type="string" table:number-columns-spanned="2" table:number-rows-spanned="1" table:style-name="ce66">
            <text:p>Note: <text:s/>Either give The Hand of Glory to Eriana or slay Ahtar to remove curse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38]=&quot;&quot;;&quot;&quot;;[.$A38]=0;0;TRUE;([.$A38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Ancient Powe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39]=&quot;&quot;;&quot;&quot;;[.$A39]=0;0;TRUE;([.$A39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Start: <text:s/>Read Torturer's Notes in Fort Dawnguard</text:p>
          </table:table-cell>
          <table:covered-table-cell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40]=&quot;&quot;;&quot;&quot;;[.$A40]=0;0;TRUE;([.$A40]/50)*$$DisplayMarker)" table:number-matrix-columns-spanned="1" table:number-matrix-rows-spanned="1" table:style-name="ce16"/>
          <table:table-cell table:style-name="ce77"/>
          <table:table-cell table:style-name="ce79"/>
          <table:table-cell office:value-type="string" table:number-columns-spanned="2" table:number-rows-spanned="1" table:style-name="ce66">
            <text:p>Note: <text:s/>Recover Ancient Vampire artifacts then destroy them at Stendarr's Beacon; Can then create replicas for display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41]=&quot;&quot;;&quot;&quot;;[.$A41]=0;0;TRUE;([.$A41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Echoes of Madnes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42]=&quot;&quot;;&quot;&quot;;[.$A42]=0;0;TRUE;([.$A42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style-name="ce62">
            <text:p>Prereqs:</text:p>
          </table:table-cell>
          <table:table-cell table:style-name="ce8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43]=&quot;&quot;;&quot;&quot;;[.$A43]=0;0;TRUE;([.$A43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Skyrim Daedric Quest: <text:s/>The Mind of Madness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44]=&quot;&quot;;&quot;&quot;;[.$A44]=0;0;TRUE;([.$A44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Display: <text:s/>The Madness of Pelagius Amulet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45]=&quot;&quot;;&quot;&quot;;[.$A45]=0;0;TRUE;([.$A45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Not Active: <text:s/>Night at the Museum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46]=&quot;&quot;;&quot;&quot;;[.$A46]=0;0;TRUE;([.$A46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Not Active: <text:s/>Shadows of One's Past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47]=&quot;&quot;;&quot;&quot;;[.$A47]=0;0;TRUE;([.$A47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Not Active: <text:s/>The Price of Vigilants</text:p>
          </table:table-cell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48]=&quot;&quot;;&quot;&quot;;[.$A48]=0;0;TRUE;([.$A48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Talk to Auryen about Millie being 'off'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49]=&quot;&quot;;&quot;&quot;;[.$A49]=0;0;TRUE;([.$A49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Guardians of the Divin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50]=&quot;&quot;;&quot;&quot;;[.$A50]=0;0;TRUE;([.$A50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Read Lost Wonders of the Ages, Vol. 3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51]=&quot;&quot;;&quot;&quot;;[.$A51]=0;0;TRUE;([.$A51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Lord's Mail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52]=&quot;&quot;;&quot;&quot;;[.$A52]=0;0;TRUE;([.$A52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Read Writ of Execution at Penitus Oculatus Outpost, Dragon Bridge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53]=&quot;&quot;;&quot;&quot;;[.$A53]=0;0;TRUE;([.$A53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Much Ado About Snow Elve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54]=&quot;&quot;;&quot;&quot;;[.$A54]=0;0;TRUE;([.$A54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: <text:s/>Skyrim Side Quest: The Lost Expedition [Calcemo in Markarth]</text:p>
          </table:table-cell>
          <table:covered-table-cell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55]=&quot;&quot;;&quot;&quot;;[.$A55]=0;0;TRUE;([.$A55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Courier 2-3 days after The Lost Expedition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56]=&quot;&quot;;&quot;&quot;;[.$A56]=0;0;TRUE;([.$A56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Ongar's Kegbreake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57]=&quot;&quot;;&quot;&quot;;[.$A57]=0;0;TRUE;([.$A57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Talk to Ongar at Nightgate Inn (W of Windhelm)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58]=&quot;&quot;;&quot;&quot;;[.$A58]=0;0;TRUE;([.$A58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Sanamia's Journals - Valthum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59]=&quot;&quot;;&quot;&quot;;[.$A59]=0;0;TRUE;([.$A59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Read Sanamia's Journal (2) in Broken Tusk Mine, Solstheim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60]=&quot;&quot;;&quot;&quot;;[.$A60]=0;0;TRUE;([.$A60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Sanamia's Journals - Fort Frostmoth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61]=&quot;&quot;;&quot;&quot;;[.$A61]=0;0;TRUE;([.$A61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Read Sanamia's Journal (3) in Dead Drop Falls, under Fort Dawnguard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62]=&quot;&quot;;&quot;&quot;;[.$A62]=0;0;TRUE;([.$A62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Sanamia's Journals - Lake Ilinalt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63]=&quot;&quot;;&quot;&quot;;[.$A63]=0;0;TRUE;([.$A63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Read Sanamia's Journal (4) in Arcwind Point Barrow, SE of Arcwind Point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64]=&quot;&quot;;&quot;&quot;;[.$A64]=0;0;TRUE;([.$A64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Sanamia's Journals - Burial Ruin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65]=&quot;&quot;;&quot;&quot;;[.$A65]=0;0;TRUE;([.$A65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Read Sanamia's Journal (5) in Thirsk Mead Hall, Solstheim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66]=&quot;&quot;;&quot;&quot;;[.$A66]=0;0;TRUE;([.$A66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Sanamia's Journals - Phantasmal Ches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67]=&quot;&quot;;&quot;&quot;;[.$A67]=0;0;TRUE;([.$A67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Read Sanamia's Journal (6) at Riekling Island, Solstheim (N of Skaal Village)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68]=&quot;&quot;;&quot;&quot;;[.$A68]=0;0;TRUE;([.$A68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Finder's Keepers [Radiant every 24 hrs]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69]=&quot;&quot;;&quot;&quot;;[.$A69]=0;0;TRUE;([.$A69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Start: <text:s/>Talk to Auryen Morellus</text:p>
          </table:table-cell>
          <table:covered-table-cell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70]=&quot;&quot;;&quot;&quot;;[.$A70]=0;0;TRUE;([.$A70]/50)*$$DisplayMarker)" table:number-matrix-columns-spanned="1" table:number-matrix-rows-spanned="1" table:style-name="ce16"/>
          <table:table-cell table:style-name="ce77"/>
          <table:table-cell table:style-name="ce79"/>
          <table:table-cell office:value-type="string" table:number-columns-spanned="2" table:number-rows-spanned="1" table:style-name="ce66">
            <text:p>Note: <text:s/>Simultaneous received from Research Station in Library by spending Research Points (can have both version active)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71]=&quot;&quot;;&quot;&quot;;[.$A71]=0;0;TRUE;([.$A71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Relic Hunt [Radiant every 24 hrs)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72]=&quot;&quot;;&quot;&quot;;[.$A72]=0;0;TRUE;([.$A72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Start: <text:s/>Use Schneider's Sextant -OR- Locate Relic Power</text:p>
          </table:table-cell>
          <table:covered-table-cell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73]=&quot;&quot;;&quot;&quot;;[.$A73]=0;0;TRUE;([.$A73]/50)*$$DisplayMarker)" table:number-matrix-columns-spanned="1" table:number-matrix-rows-spanned="1" table:style-name="ce16"/>
          <table:table-cell table:style-name="ce77"/>
          <table:table-cell table:style-name="ce79"/>
          <table:table-cell office:value-type="string" table:number-columns-spanned="2" table:number-rows-spanned="1" table:style-name="ce66">
            <text:p>Note: <text:s/>Sextant acquired during Relic Hunter start or as part of Tools of the Trade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float" office:value="150" table:formula="of:=COM.MICROSOFT.IFS([.$A74]=&quot;&quot;;&quot;&quot;;[.$A74]=0;0;TRUE;([.$A74]/50)*$$DisplayMarker)" table:number-matrix-columns-spanned="1" table:number-matrix-rows-spanned="1" table:style-name="ce6">
            <text:p>150</text:p>
          </table:table-cell>
          <table:table-cell table:content-validation-name="val1" table:style-name="ce75"/>
          <table:table-cell office:value-type="string" table:number-columns-spanned="3" table:number-rows-spanned="1" table:style-name="ce78">
            <text:p>Artifact: <text:s/>Skullcrushe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75]=&quot;&quot;;&quot;&quot;;[.$A75]=0;0;TRUE;([.$A75]/50)*$$DisplayMarker)" table:number-matrix-columns-spanned="1" table:number-matrix-rows-spanned="1" table:style-name="ce6"/>
          <table:table-cell table:content-validation-name="val1" table:style-name="ce64"/>
          <table:table-cell office:value-type="string" table:number-columns-spanned="3" table:number-rows-spanned="1" table:style-name="ce63">
            <text:p>Courier: <text:s/>Safehouse Key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76]=&quot;&quot;;&quot;&quot;;[.$A76]=0;0;TRUE;([.$A76]/50)*$$DisplayMarker)" table:number-matrix-columns-spanned="1" table:number-matrix-rows-spanned="1" table:style-name="ce6"/>
          <table:table-cell table:content-validation-name="val1" table:style-name="ce64"/>
          <table:table-cell office:value-type="string" table:number-columns-spanned="3" table:number-rows-spanned="1" table:style-name="ce63">
            <text:p>Feature: <text:s/>Collection Box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77]=&quot;&quot;;&quot;&quot;;[.$A77]=0;0;TRUE;([.$A77]/50)*$$DisplayMarker)" table:number-matrix-columns-spanned="1" table:number-matrix-rows-spanned="1" table:style-name="ce16"/>
          <table:table-cell table:content-validation-name="val1" table:style-name="ce64"/>
          <table:table-cell office:value-type="string" table:number-columns-spanned="3" table:number-rows-spanned="1" table:style-name="ce65">
            <text:p>Feature: <text:s/>Patron Visitor (Jerrin)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78]=&quot;&quot;;&quot;&quot;;[.$A78]=0;0;TRUE;([.$A78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Auryen's Notes: <text:s/>Orgnum's Coffe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79]=&quot;&quot;;&quot;&quot;;[.$A79]=0;0;TRUE;([.$A79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Read Auryen's Notes on Orgnum and the Maormer in the Curator's Office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80]=&quot;&quot;;&quot;&quot;;[.$A80]=0;0;TRUE;([.$A80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Back to the Drawing Board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81]=&quot;&quot;;&quot;&quot;;[.$A81]=0;0;TRUE;([.$A81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: <text:s/>Safehouse</text:p>
          </table:table-cell>
          <table:covered-table-cell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82]=&quot;&quot;;&quot;&quot;;[.$A82]=0;0;TRUE;([.$A82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Find Imbuing Chamber Design Schematics in White Ridge Barrow Sanctum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float" office:value="225" table:formula="of:=COM.MICROSOFT.IFS([.$A83]=&quot;&quot;;&quot;&quot;;[.$A83]=0;0;TRUE;([.$A83]/50)*$$DisplayMarker)" table:number-matrix-columns-spanned="1" table:number-matrix-rows-spanned="1" table:style-name="ce6">
            <text:p>225</text:p>
          </table:table-cell>
          <table:table-cell table:content-validation-name="val1" table:style-name="ce75"/>
          <table:table-cell office:value-type="string" table:number-columns-spanned="3" table:number-rows-spanned="1" table:style-name="ce78">
            <text:p>Quest: <text:s/>It Belongs in a Museum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84]=&quot;&quot;;&quot;&quot;;[.$A84]=0;0;TRUE;([.$A84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85]=&quot;&quot;;&quot;&quot;;[.$A85]=0;0;TRUE;([.$A85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20">
            <text:p>Level: <text:s/>18+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86]=&quot;&quot;;&quot;&quot;;[.$A86]=0;0;TRUE;([.$A86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Quest: <text:s/>An Interesting Prospect -OR- Dragonborn Gallery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87]=&quot;&quot;;&quot;&quot;;[.$A87]=0;0;TRUE;([.$A87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Quest: <text:s/>A Room With a View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88]=&quot;&quot;;&quot;&quot;;[.$A88]=0;0;TRUE;([.$A88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style-name="ce62">
            <text:p>Start: <text:s/>Talk to Auryen</text:p>
          </table:table-cell>
          <table:table-cell table:style-name="ce8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89]=&quot;&quot;;&quot;&quot;;[.$A89]=0;0;TRUE;([.$A89]/50)*$$DisplayMarker)" table:number-matrix-columns-spanned="1" table:number-matrix-rows-spanned="1" table:style-name="ce16"/>
          <table:table-cell table:style-name="ce77"/>
          <table:table-cell table:style-name="ce79"/>
          <table:table-cell office:value-type="string" table:style-name="ce68">
            <text:p>Note: <text:s/>Moonpath to Elsweyr questline</text:p>
          </table:table-cell>
          <table:table-cell table:style-name="ce17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90]=&quot;&quot;;&quot;&quot;;[.$A90]=0;0;TRUE;([.$A90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Feature: <text:s/>Dev Aveza (airship)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91]=&quot;&quot;;&quot;&quot;;[.$A91]=0;0;TRUE;([.$A91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92]=&quot;&quot;;&quot;&quot;;[.$A92]=0;0;TRUE;([.$A92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Quest: <text:s/>It Belongs in a Museum</text:p>
          </table:table-cell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93]=&quot;&quot;;&quot;&quot;;[.$A93]=0;0;TRUE;([.$A93]/50)*$$DisplayMarker)" table:number-matrix-columns-spanned="1" table:number-matrix-rows-spanned="1" table:style-name="ce16"/>
          <table:table-cell table:style-name="ce77"/>
          <table:table-cell table:style-name="ce77"/>
          <table:table-cell table:content-validation-name="val1" table:style-name="ce64"/>
          <table:table-cell office:value-type="string" table:style-name="ce17">
            <text:p>Questline: <text:s/>Moonpath to Elsweyr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94]=&quot;&quot;;&quot;&quot;;[.$A94]=0;0;TRUE;([.$A94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Sanamia's Journals - Mzulf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95]=&quot;&quot;;&quot;&quot;;[.$A95]=0;0;TRUE;([.$A95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Read Sanamia's Journal (1) in the Smullgers Hold of Dev Aveza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100" table:style-name="ce5">
            <text:p>100</text:p>
          </table:table-cell>
          <table:table-cell office:value-type="float" office:value="300" table:formula="of:=COM.MICROSOFT.IFS([.$A96]=&quot;&quot;;&quot;&quot;;[.$A96]=0;0;TRUE;([.$A96]/50)*$$DisplayMarker)" table:number-matrix-columns-spanned="1" table:number-matrix-rows-spanned="1" table:style-name="ce6">
            <text:p>300</text:p>
          </table:table-cell>
          <table:table-cell table:content-validation-name="val1" table:style-name="ce75"/>
          <table:table-cell office:value-type="string" table:number-columns-spanned="3" table:number-rows-spanned="1" table:style-name="ce78">
            <text:p>Artifact: <text:s/>Thornblad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97]=&quot;&quot;;&quot;&quot;;[.$A97]=0;0;TRUE;([.$A97]/50)*$$DisplayMarker)" table:number-matrix-columns-spanned="1" table:number-matrix-rows-spanned="1" table:style-name="ce6"/>
          <table:table-cell table:content-validation-name="val1" table:style-name="ce64"/>
          <table:table-cell office:value-type="string" table:number-columns-spanned="3" table:number-rows-spanned="1" table:style-name="ce63">
            <text:p>Feature: <text:s/>Sell Car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98]=&quot;&quot;;&quot;&quot;;[.$A98]=0;0;TRUE;([.$A98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Acquire: <text:s/>Talk to Auryen about too many items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99]=&quot;&quot;;&quot;&quot;;[.$A99]=0;0;TRUE;([.$A99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Feature: <text:s/>Patron Visitor (Malaki)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00]=&quot;&quot;;&quot;&quot;;[.$A100]=0;0;TRUE;([.$A100]/50)*$$DisplayMarker)" table:number-matrix-columns-spanned="1" table:number-matrix-rows-spanned="1" table:style-name="ce6"/>
          <table:table-cell table:content-validation-name="val1" table:style-name="ce64"/>
          <table:table-cell office:value-type="string" table:number-columns-spanned="3" table:number-rows-spanned="1" table:style-name="ce63">
            <text:p>Quest: <text:s/>Auryen's Notes: <text:s/>Ice Blade of the Monarch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01]=&quot;&quot;;&quot;&quot;;[.$A101]=0;0;TRUE;([.$A101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Read Auryen's Notes on the Ice Blade of the Monarch in the Curator's Office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150" table:style-name="ce5">
            <text:p>150</text:p>
          </table:table-cell>
          <table:table-cell office:value-type="float" office:value="450" table:formula="of:=COM.MICROSOFT.IFS([.$A102]=&quot;&quot;;&quot;&quot;;[.$A102]=0;0;TRUE;([.$A102]/50)*$$DisplayMarker)" table:number-matrix-columns-spanned="1" table:number-matrix-rows-spanned="1" table:style-name="ce6">
            <text:p>450</text:p>
          </table:table-cell>
          <table:table-cell table:content-validation-name="val1" table:style-name="ce75"/>
          <table:table-cell office:value-type="string" table:number-columns-spanned="3" table:number-rows-spanned="1" table:style-name="ce78">
            <text:p>Artifact: <text:s/>Cleaver of St. Felm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03]=&quot;&quot;;&quot;&quot;;[.$A103]=0;0;TRUE;([.$A103]/50)*$$DisplayMarker)" table:number-matrix-columns-spanned="1" table:number-matrix-rows-spanned="1" table:style-name="ce6"/>
          <table:table-cell table:content-validation-name="val1" table:style-name="ce64"/>
          <table:table-cell office:value-type="string" table:number-columns-spanned="3" table:number-rows-spanned="1" table:style-name="ce63">
            <text:p>Feature: <text:s/>Patron Visitors (Lorna and Henry)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04]=&quot;&quot;;&quot;&quot;;[.$A104]=0;0;TRUE;([.$A104]/50)*$$DisplayMarker)" table:number-matrix-columns-spanned="1" table:number-matrix-rows-spanned="1" table:style-name="ce6"/>
          <table:table-cell table:content-validation-name="val1" table:style-name="ce64"/>
          <table:table-cell office:value-type="string" table:number-columns-spanned="3" table:number-rows-spanned="1" table:style-name="ce63">
            <text:p>Quest: <text:s/>A Room With a View (Explorer's Society)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05]=&quot;&quot;;&quot;&quot;;[.$A105]=0;0;TRUE;([.$A105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Talk to Auryen about "Anything new happening?"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06]=&quot;&quot;;&quot;&quot;;[.$A106]=0;0;TRUE;([.$A106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Digging Up Explorer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07]=&quot;&quot;;&quot;&quot;;[.$A107]=0;0;TRUE;([.$A107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: <text:s/>(Quest) A Room with a View</text:p>
          </table:table-cell>
          <table:covered-table-cell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08]=&quot;&quot;;&quot;&quot;;[.$A108]=0;0;TRUE;([.$A108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Read Auryen's Letter in Explorer's Society Guildhouse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09]=&quot;&quot;;&quot;&quot;;[.$A109]=0;0;TRUE;([.$A109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Tools of the Trad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10]=&quot;&quot;;&quot;&quot;;[.$A110]=0;0;TRUE;([.$A110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: <text:s/>(Quest) Digging Up Explorers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11]=&quot;&quot;;&quot;&quot;;[.$A111]=0;0;TRUE;([.$A111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Start: <text:s/>Kamahl's Map in Explorer's Society Guildhouse</text:p>
          </table:table-cell>
          <table:covered-table-cell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12]=&quot;&quot;;&quot;&quot;;[.$A112]=0;0;TRUE;([.$A112]/50)*$$DisplayMarker)" table:number-matrix-columns-spanned="1" table:number-matrix-rows-spanned="1" table:style-name="ce16"/>
          <table:table-cell table:style-name="ce77"/>
          <table:table-cell table:style-name="ce77"/>
          <table:table-cell office:value-type="string" table:number-columns-spanned="2" table:number-rows-spanned="1" table:style-name="ce66">
            <text:p>Note: <text:s/>Displays in Explorer's Society but do not Auto-Sort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13]=&quot;&quot;;&quot;&quot;;[.$A113]=0;0;TRUE;([.$A113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Branching Ou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14]=&quot;&quot;;&quot;&quot;;[.$A114]=0;0;TRUE;([.$A114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15]=&quot;&quot;;&quot;&quot;;[.$A115]=0;0;TRUE;([.$A115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Mage College Archmage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16]=&quot;&quot;;&quot;&quot;;[.$A116]=0;0;TRUE;([.$A116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Quest: <text:s/>Digging Up Explorers</text:p>
          </table:table-cell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17]=&quot;&quot;;&quot;&quot;;[.$A117]=0;0;TRUE;([.$A117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Talk to Marassi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18]=&quot;&quot;;&quot;&quot;;[.$A118]=0;0;TRUE;([.$A118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Branching Out… Again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19]=&quot;&quot;;&quot;&quot;;[.$A119]=0;0;TRUE;([.$A119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20]=&quot;&quot;;&quot;&quot;;[.$A120]=0;0;TRUE;([.$A120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20">
            <text:p>Quest: <text:s/>Branching Out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21]=&quot;&quot;;&quot;&quot;;[.$A121]=0;0;TRUE;([.$A121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Skyrim Quest: <text:s/>No One Escapes the Cidhna Mine</text:p>
          </table:table-cell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22]=&quot;&quot;;&quot;&quot;;[.$A122]=0;0;TRUE;([.$A122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Talk to Marassi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23]=&quot;&quot;;&quot;&quot;;[.$A123]=0;0;TRUE;([.$A123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Branching Out… Ever Mor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24]=&quot;&quot;;&quot;&quot;;[.$A124]=0;0;TRUE;([.$A124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25]=&quot;&quot;;&quot;&quot;;[.$A125]=0;0;TRUE;([.$A125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Quest: <text:s/>Branching Out… Again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26]=&quot;&quot;;&quot;&quot;;[.$A126]=0;0;TRUE;([.$A126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Skyrim Quest: <text:s/>Forbidden Legend</text:p>
          </table:table-cell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27]=&quot;&quot;;&quot;&quot;;[.$A127]=0;0;TRUE;([.$A127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Talk to Marassi if before Trail of Trinimac otherwise Talk to Auryen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28]=&quot;&quot;;&quot;&quot;;[.$A128]=0;0;TRUE;([.$A128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One Man's Junk [Radiant every 24 hrs]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29]=&quot;&quot;;&quot;&quot;;[.$A129]=0;0;TRUE;([.$A129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: <text:s/>(Quest) Digging Up Explorers</text:p>
          </table:table-cell>
          <table:covered-table-cell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30]=&quot;&quot;;&quot;&quot;;[.$A130]=0;0;TRUE;([.$A130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Talk to Latoria about ruined/burned books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31]=&quot;&quot;;&quot;&quot;;[.$A131]=0;0;TRUE;([.$A131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Kyre's Ore Prospec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32]=&quot;&quot;;&quot;&quot;;[.$A132]=0;0;TRUE;([.$A132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: <text:s/>(Quest) Digging Up Explorers</text:p>
          </table:table-cell>
          <table:covered-table-cell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33]=&quot;&quot;;&quot;&quot;;[.$A133]=0;0;TRUE;([.$A133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Talk to Kyre about ore samples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34]=&quot;&quot;;&quot;&quot;;[.$A134]=0;0;TRUE;([.$A134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Auryen's Notes: Shalidor's Ston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35]=&quot;&quot;;&quot;&quot;;[.$A135]=0;0;TRUE;([.$A135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Read Auryen's Notes on Shalidor's Stone in the Curator's Office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200" table:style-name="ce5">
            <text:p>200</text:p>
          </table:table-cell>
          <table:table-cell office:value-type="float" office:value="600" table:formula="of:=COM.MICROSOFT.IFS([.$A136]=&quot;&quot;;&quot;&quot;;[.$A136]=0;0;TRUE;([.$A136]/50)*$$DisplayMarker)" table:number-matrix-columns-spanned="1" table:number-matrix-rows-spanned="1" table:style-name="ce6">
            <text:p>600</text:p>
          </table:table-cell>
          <table:table-cell table:content-validation-name="val1" table:style-name="ce75"/>
          <table:table-cell office:value-type="string" table:number-columns-spanned="3" table:number-rows-spanned="1" table:style-name="ce78">
            <text:p>Artifact: <text:s/>Eleidon's Ward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37]=&quot;&quot;;&quot;&quot;;[.$A137]=0;0;TRUE;([.$A137]/50)*$$DisplayMarker)" table:number-matrix-columns-spanned="1" table:number-matrix-rows-spanned="1" table:style-name="ce6"/>
          <table:table-cell table:content-validation-name="val1" table:style-name="ce64"/>
          <table:table-cell office:value-type="string" table:number-columns-spanned="3" table:number-rows-spanned="1" table:style-name="ce63">
            <text:p>Feature: <text:s/>Avram Shazir arrives (Guard)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38]=&quot;&quot;;&quot;&quot;;[.$A138]=0;0;TRUE;([.$A138]/50)*$$DisplayMarker)" table:number-matrix-columns-spanned="1" table:number-matrix-rows-spanned="1" table:style-name="ce6"/>
          <table:table-cell table:content-validation-name="val1" table:style-name="ce64"/>
          <table:table-cell office:value-type="string" table:number-columns-spanned="3" table:number-rows-spanned="1" table:style-name="ce63">
            <text:p>Quest: <text:s/>Auryen's Notes: The Bloodworm Helm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39]=&quot;&quot;;&quot;&quot;;[.$A139]=0;0;TRUE;([.$A139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Read Auryen's Notes on the Bloodworm Helm in the Curator's Office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250" table:style-name="ce5">
            <text:p>250</text:p>
          </table:table-cell>
          <table:table-cell office:value-type="float" office:value="750" table:formula="of:=COM.MICROSOFT.IFS([.$A140]=&quot;&quot;;&quot;&quot;;[.$A140]=0;0;TRUE;([.$A140]/50)*$$DisplayMarker)" table:number-matrix-columns-spanned="1" table:number-matrix-rows-spanned="1" table:style-name="ce6">
            <text:p>750</text:p>
          </table:table-cell>
          <table:table-cell table:content-validation-name="val1" table:style-name="ce75"/>
          <table:table-cell office:value-type="string" table:number-columns-spanned="3" table:number-rows-spanned="1" table:style-name="ce78">
            <text:p>Artifact: <text:s/>Gravedigge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41]=&quot;&quot;;&quot;&quot;;[.$A141]=0;0;TRUE;([.$A141]/50)*$$DisplayMarker)" table:number-matrix-columns-spanned="1" table:number-matrix-rows-spanned="1" table:style-name="ce6"/>
          <table:table-cell table:content-validation-name="val1" table:style-name="ce64"/>
          <table:table-cell office:value-type="string" table:number-columns-spanned="3" table:number-rows-spanned="1" table:style-name="ce63">
            <text:p>Quest: <text:s/>Auryen's Notes: <text:s/>The Warlock's Ring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42]=&quot;&quot;;&quot;&quot;;[.$A142]=0;0;TRUE;([.$A142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Read Auryen's Notes on the Warlock's Ring in the Curator's Office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300" table:style-name="ce5">
            <text:p>300</text:p>
          </table:table-cell>
          <table:table-cell office:value-type="float" office:value="900" table:formula="of:=COM.MICROSOFT.IFS([.$A143]=&quot;&quot;;&quot;&quot;;[.$A143]=0;0;TRUE;([.$A143]/50)*$$DisplayMarker)" table:number-matrix-columns-spanned="1" table:number-matrix-rows-spanned="1" table:style-name="ce6">
            <text:p>900</text:p>
          </table:table-cell>
          <table:table-cell table:content-validation-name="val1" table:style-name="ce75"/>
          <table:table-cell office:value-type="string" table:number-columns-spanned="3" table:number-rows-spanned="1" table:style-name="ce78">
            <text:p>Artifact: <text:s/>Scourg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44]=&quot;&quot;;&quot;&quot;;[.$A144]=0;0;TRUE;([.$A144]/50)*$$DisplayMarker)" table:number-matrix-columns-spanned="1" table:number-matrix-rows-spanned="1" table:style-name="ce6"/>
          <table:table-cell table:content-validation-name="val1" table:style-name="ce64"/>
          <table:table-cell office:value-type="string" table:number-columns-spanned="3" table:number-rows-spanned="1" table:style-name="ce63">
            <text:p>Quest: <text:s/>A Night at the Museum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45]=&quot;&quot;;&quot;&quot;;[.$A145]=0;0;TRUE;([.$A145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46]=&quot;&quot;;&quot;&quot;;[.$A146]=0;0;TRUE;([.$A146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Quest: <text:s/>An Interesting Prospect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47]=&quot;&quot;;&quot;&quot;;[.$A147]=0;0;TRUE;([.$A147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Quest: <text:s/>Shadows of One's Past (complete or not active)</text:p>
          </table:table-cell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48]=&quot;&quot;;&quot;&quot;;[.$A148]=0;0;TRUE;([.$A148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Approached by Brother Ikard upon returning to the Museum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49]=&quot;&quot;;&quot;&quot;;[.$A149]=0;0;TRUE;([.$A149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Auryen's Notes: <text:s/>The Dragonmail Cuiras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50]=&quot;&quot;;&quot;&quot;;[.$A150]=0;0;TRUE;([.$A150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Start: <text:s/>Read Auryen's Notes on the Dragonmail Cuirass in the Curator's Office</text:p>
          </table:table-cell>
          <table:covered-table-cell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51]=&quot;&quot;;&quot;&quot;;[.$A151]=0;0;TRUE;([.$A151]/50)*$$DisplayMarker)" table:number-matrix-columns-spanned="1" table:number-matrix-rows-spanned="1" table:style-name="ce16"/>
          <table:table-cell table:style-name="ce77"/>
          <table:table-cell table:style-name="ce79"/>
          <table:table-cell office:value-type="string" table:number-columns-spanned="2" table:number-rows-spanned="1" table:style-name="ce66">
            <text:p>Note: <text:s/>Location inaccessible until Dragonborn side quest Old Friends is started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52]=&quot;&quot;;&quot;&quot;;[.$A152]=0;0;TRUE;([.$A152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Match Maker [Unmarked]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53]=&quot;&quot;;&quot;&quot;;[.$A153]=0;0;TRUE;([.$A153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54]=&quot;&quot;;&quot;&quot;;[.$A154]=0;0;TRUE;([.$A154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Patron: <text:s/>Lorna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55]=&quot;&quot;;&quot;&quot;;[.$A155]=0;0;TRUE;([.$A155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Patron: <text:s/>Cedric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56]=&quot;&quot;;&quot;&quot;;[.$A156]=0;0;TRUE;([.$A156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Displays: <text:s/>Paintings 25+</text:p>
          </table:table-cell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57]=&quot;&quot;;&quot;&quot;;[.$A157]=0;0;TRUE;([.$A157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Talk to Lorna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350" table:style-name="ce5">
            <text:p>350</text:p>
          </table:table-cell>
          <table:table-cell office:value-type="float" office:value="1050" table:formula="of:=COM.MICROSOFT.IFS([.$A158]=&quot;&quot;;&quot;&quot;;[.$A158]=0;0;TRUE;([.$A158]/50)*$$DisplayMarker)" table:number-matrix-columns-spanned="1" table:number-matrix-rows-spanned="1" table:style-name="ce6">
            <text:p>1050</text:p>
          </table:table-cell>
          <table:table-cell table:content-validation-name="val1" table:style-name="ce75"/>
          <table:table-cell office:value-type="string" table:number-columns-spanned="3" table:number-rows-spanned="1" table:style-name="ce78">
            <text:p>Artifact: <text:s/>Stendarr's Hamme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59]=&quot;&quot;;&quot;&quot;;[.$A159]=0;0;TRUE;([.$A159]/50)*$$DisplayMarker)" table:number-matrix-columns-spanned="1" table:number-matrix-rows-spanned="1" table:style-name="ce6"/>
          <table:table-cell table:content-validation-name="val1" table:style-name="ce64"/>
          <table:table-cell office:value-type="string" table:number-columns-spanned="3" table:number-rows-spanned="1" table:style-name="ce63">
            <text:p>Quest: <text:s/>Auryen's Notes: The Fists of Randagulf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60]=&quot;&quot;;&quot;&quot;;[.$A160]=0;0;TRUE;([.$A160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Start: <text:s/>Read Auryen's Notes on the Fists of Randagulf in the Curator's Office</text:p>
          </table:table-cell>
          <table:covered-table-cell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61]=&quot;&quot;;&quot;&quot;;[.$A161]=0;0;TRUE;([.$A161]/50)*$$DisplayMarker)" table:number-matrix-columns-spanned="1" table:number-matrix-rows-spanned="1" table:style-name="ce16"/>
          <table:table-cell table:style-name="ce77"/>
          <table:table-cell table:style-name="ce79"/>
          <table:table-cell office:value-type="string" table:number-columns-spanned="2" table:number-rows-spanned="1" table:style-name="ce66">
            <text:p>Note: <text:s/>Must steal, bribe or persuade to obtain the item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400" table:style-name="ce5">
            <text:p>400</text:p>
          </table:table-cell>
          <table:table-cell office:value-type="float" office:value="1200" table:formula="of:=COM.MICROSOFT.IFS([.$A162]=&quot;&quot;;&quot;&quot;;[.$A162]=0;0;TRUE;([.$A162]/50)*$$DisplayMarker)" table:number-matrix-columns-spanned="1" table:number-matrix-rows-spanned="1" table:style-name="ce6">
            <text:p>1200</text:p>
          </table:table-cell>
          <table:table-cell table:content-validation-name="val1" table:style-name="ce75"/>
          <table:table-cell office:value-type="string" table:number-columns-spanned="3" table:number-rows-spanned="1" table:style-name="ce78">
            <text:p>Artifact: <text:s/>Trueflam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63]=&quot;&quot;;&quot;&quot;;[.$A163]=0;0;TRUE;([.$A163]/50)*$$DisplayMarker)" table:number-matrix-columns-spanned="1" table:number-matrix-rows-spanned="1" table:style-name="ce6"/>
          <table:table-cell table:content-validation-name="val1" table:style-name="ce64"/>
          <table:table-cell office:value-type="string" table:number-columns-spanned="3" table:number-rows-spanned="1" table:style-name="ce63">
            <text:p>Quest: <text:s/>Shadow of one's Pas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64]=&quot;&quot;;&quot;&quot;;[.$A164]=0;0;TRUE;([.$A164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65]=&quot;&quot;;&quot;&quot;;[.$A165]=0;0;TRUE;([.$A165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Not Active: <text:s/>Night at the Museum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66]=&quot;&quot;;&quot;&quot;;[.$A166]=0;0;TRUE;([.$A166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Leave Museum for 24 hrs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67]=&quot;&quot;;&quot;&quot;;[.$A167]=0;0;TRUE;([.$A167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Start: <text:s/>Return to Museum after meeting requirements</text:p>
          </table:table-cell>
          <table:covered-table-cell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68]=&quot;&quot;;&quot;&quot;;[.$A168]=0;0;TRUE;([.$A168]/50)*$$DisplayMarker)" table:number-matrix-columns-spanned="1" table:number-matrix-rows-spanned="1" table:style-name="ce16"/>
          <table:table-cell table:style-name="ce77"/>
          <table:table-cell table:style-name="ce79"/>
          <table:table-cell office:value-type="string" table:number-columns-spanned="2" table:number-rows-spanned="1" table:style-name="ce66">
            <text:p>Note: <text:s/>If A Night at the Museum is active, it must be completed before this triggers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69]=&quot;&quot;;&quot;&quot;;[.$A169]=0;0;TRUE;([.$A169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The Vaults of Deepholm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70]=&quot;&quot;;&quot;&quot;;[.$A170]=0;0;TRUE;([.$A170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71]=&quot;&quot;;&quot;&quot;;[.$A171]=0;0;TRUE;([.$A171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Quest: <text:s/>Shadow of One's Past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72]=&quot;&quot;;&quot;&quot;;[.$A172]=0;0;TRUE;([.$A172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Quest: <text:s/>Digging Up Explorers</text:p>
          </table:table-cell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73]=&quot;&quot;;&quot;&quot;;[.$A173]=0;0;TRUE;([.$A173]/50)*$$DisplayMarker)" table:number-matrix-columns-spanned="1" table:number-matrix-rows-spanned="1" table:style-name="ce16"/>
          <table:table-cell table:style-name="ce77"/>
          <table:table-cell table:style-name="ce64"/>
          <table:table-cell office:value-type="string" table:number-columns-spanned="2" table:number-rows-spanned="1" table:style-name="ce65">
            <text:p>Start: <text:s/>Find Deepholme E of College of Winterhold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74]=&quot;&quot;;&quot;&quot;;[.$A174]=0;0;TRUE;([.$A174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Auryen's Notes: The Tools of Kagrenac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75]=&quot;&quot;;&quot;&quot;;[.$A175]=0;0;TRUE;([.$A175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Read Auryen's Notes on the Tools of Kagrenac in the Curator's Office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450" table:style-name="ce5">
            <text:p>450</text:p>
          </table:table-cell>
          <table:table-cell office:value-type="float" office:value="1350" table:formula="of:=COM.MICROSOFT.IFS([.$A176]=&quot;&quot;;&quot;&quot;;[.$A176]=0;0;TRUE;([.$A176]/50)*$$DisplayMarker)" table:number-matrix-columns-spanned="1" table:number-matrix-rows-spanned="1" table:style-name="ce6">
            <text:p>1350</text:p>
          </table:table-cell>
          <table:table-cell table:content-validation-name="val1" table:style-name="ce75"/>
          <table:table-cell office:value-type="string" table:number-columns-spanned="3" table:number-rows-spanned="1" table:style-name="ce78">
            <text:p>Artifact: <text:s/>Staff of Hasedoki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77]=&quot;&quot;;&quot;&quot;;[.$A177]=0;0;TRUE;([.$A177]/50)*$$DisplayMarker)" table:number-matrix-columns-spanned="1" table:number-matrix-rows-spanned="1" table:style-name="ce6"/>
          <table:table-cell table:content-validation-name="val1" table:style-name="ce64"/>
          <table:table-cell office:value-type="string" table:number-columns-spanned="3" table:number-rows-spanned="1" table:style-name="ce63">
            <text:p>Quest: <text:s/>The Excavation of Windcaller Pas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78]=&quot;&quot;;&quot;&quot;;[.$A178]=0;0;TRUE;([.$A178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79]=&quot;&quot;;&quot;&quot;;[.$A179]=0;0;TRUE;([.$A179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Skyrim Main Quest: <text:s/>Dragon Rising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80]=&quot;&quot;;&quot;&quot;;[.$A180]=0;0;TRUE;([.$A180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Quest: <text:s/>Digging Up Explorers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81]=&quot;&quot;;&quot;&quot;;[.$A181]=0;0;TRUE;([.$A181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Quest: <text:s/>Shadow of One's Past</text:p>
          </table:table-cell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82]=&quot;&quot;;&quot;&quot;;[.$A182]=0;0;TRUE;([.$A182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Talk to Marassi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83]=&quot;&quot;;&quot;&quot;;[.$A183]=0;0;TRUE;([.$A183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Eternal Ic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84]=&quot;&quot;;&quot;&quot;;[.$A184]=0;0;TRUE;([.$A184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Collect an ice shard as part of The Excavation of Windcaller Pass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500" table:style-name="ce22">
            <text:p>500</text:p>
          </table:table-cell>
          <table:table-cell office:value-type="float" office:value="1500" table:formula="of:=COM.MICROSOFT.IFS([.$A185]=&quot;&quot;;&quot;&quot;;[.$A185]=0;0;TRUE;([.$A185]/50)*$$DisplayMarker)" table:number-matrix-columns-spanned="1" table:number-matrix-rows-spanned="1" table:style-name="ce23">
            <text:p>1500</text:p>
          </table:table-cell>
          <table:table-cell table:content-validation-name="val1" table:style-name="ce64"/>
          <table:table-cell office:value-type="string" table:number-columns-spanned="3" table:number-rows-spanned="1" table:style-name="ce81">
            <text:p>Artifact: <text:s/>Hopesfir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float" office:value="550" table:style-name="ce5">
            <text:p>550</text:p>
          </table:table-cell>
          <table:table-cell office:value-type="float" office:value="1650" table:formula="of:=COM.MICROSOFT.IFS([.$A186]=&quot;&quot;;&quot;&quot;;[.$A186]=0;0;TRUE;([.$A186]/50)*$$DisplayMarker)" table:number-matrix-columns-spanned="1" table:number-matrix-rows-spanned="1" table:style-name="ce6">
            <text:p>1650</text:p>
          </table:table-cell>
          <table:table-cell table:content-validation-name="val1" table:style-name="ce75"/>
          <table:table-cell office:value-type="string" table:number-columns-spanned="3" table:number-rows-spanned="1" table:style-name="ce78">
            <text:p>Artifact: <text:s/>Sword of Ancient Tongue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87]=&quot;&quot;;&quot;&quot;;[.$A187]=0;0;TRUE;([.$A187]/50)*$$DisplayMarker)" table:number-matrix-columns-spanned="1" table:number-matrix-rows-spanned="1" table:style-name="ce6"/>
          <table:table-cell table:content-validation-name="val1" table:style-name="ce64"/>
          <table:table-cell office:value-type="string" table:number-columns-spanned="3" table:number-rows-spanned="1" table:style-name="ce63">
            <text:p>Quest: <text:s/>Shattered Legacy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88]=&quot;&quot;;&quot;&quot;;[.$A188]=0;0;TRUE;([.$A188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89]=&quot;&quot;;&quot;&quot;;[.$A189]=0;0;TRUE;([.$A189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Skyrim Main Quest: <text:s/>The Way of the Voice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90]=&quot;&quot;;&quot;&quot;;[.$A190]=0;0;TRUE;([.$A190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Quest: <text:s/>Shadow of One's Past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91]=&quot;&quot;;&quot;&quot;;[.$A191]=0;0;TRUE;([.$A191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Display: <text:s/>Sword of Ancient Tongues</text:p>
          </table:table-cell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92]=&quot;&quot;;&quot;&quot;;[.$A192]=0;0;TRUE;([.$A192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Byron will find the player somewhere in the world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93]=&quot;&quot;;&quot;&quot;;[.$A193]=0;0;TRUE;([.$A193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The Ayleid Crossroad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94]=&quot;&quot;;&quot;&quot;;[.$A194]=0;0;TRUE;([.$A194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: <text:s/>(Quest) Shattered Legacy</text:p>
          </table:table-cell>
          <table:covered-table-cell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195]=&quot;&quot;;&quot;&quot;;[.$A195]=0;0;TRUE;([.$A195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Auryen will speak to you at the Museum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96]=&quot;&quot;;&quot;&quot;;[.$A196]=0;0;TRUE;([.$A196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Museum Gala [Radiant every few game days]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97]=&quot;&quot;;&quot;&quot;;[.$A197]=0;0;TRUE;([.$A197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98]=&quot;&quot;;&quot;&quot;;[.$A198]=0;0;TRUE;([.$A198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Game Time: <text:s/>4 PM - 10 PM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199]=&quot;&quot;;&quot;&quot;;[.$A199]=0;0;TRUE;([.$A199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Not Active: <text:s/>Match Maker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00]=&quot;&quot;;&quot;&quot;;[.$A200]=0;0;TRUE;([.$A200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Not Active: <text:s/>Night at the Museum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01]=&quot;&quot;;&quot;&quot;;[.$A201]=0;0;TRUE;([.$A201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Not Active: <text:s/>Shadows of One's Past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02]=&quot;&quot;;&quot;&quot;;[.$A202]=0;0;TRUE;([.$A202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Not Active: <text:s/>The Excavation of Windcaller Pass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03]=&quot;&quot;;&quot;&quot;;[.$A203]=0;0;TRUE;([.$A203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Not Active: <text:s/>The Excavation of the Ruins of Rkund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04]=&quot;&quot;;&quot;&quot;;[.$A204]=0;0;TRUE;([.$A204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Not Active: <text:s/>Trial of Trinimac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05]=&quot;&quot;;&quot;&quot;;[.$A205]=0;0;TRUE;([.$A205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Not Active: <text:s/>The Price of Vigilants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06]=&quot;&quot;;&quot;&quot;;[.$A206]=0;0;TRUE;([.$A206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Start: <text:s/>Enter Museum when conditions met and listen to Auryen's speech</text:p>
          </table:table-cell>
          <table:covered-table-cell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207]=&quot;&quot;;&quot;&quot;;[.$A207]=0;0;TRUE;([.$A207]/50)*$$DisplayMarker)" table:number-matrix-columns-spanned="1" table:number-matrix-rows-spanned="1" table:style-name="ce16"/>
          <table:table-cell table:style-name="ce77"/>
          <table:table-cell table:style-name="ce79"/>
          <table:table-cell office:value-type="string" table:number-columns-spanned="2" table:number-rows-spanned="1" table:style-name="ce66">
            <text:p>Note: <text:s/>Disabled by default since v6.7.0, re-enable in MCM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600" table:style-name="ce5">
            <text:p>600</text:p>
          </table:table-cell>
          <table:table-cell office:value-type="float" office:value="1800" table:formula="of:=COM.MICROSOFT.IFS([.$A208]=&quot;&quot;;&quot;&quot;;[.$A208]=0;0;TRUE;([.$A208]/50)*$$DisplayMarker)" table:number-matrix-columns-spanned="1" table:number-matrix-rows-spanned="1" table:style-name="ce6">
            <text:p>1800</text:p>
          </table:table-cell>
          <table:table-cell table:content-validation-name="val1" table:style-name="ce75"/>
          <table:table-cell office:value-type="string" table:number-columns-spanned="3" table:number-rows-spanned="1" table:style-name="ce78">
            <text:p>Quest: <text:s/>The Excavation of the Ruins of Rkund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209]=&quot;&quot;;&quot;&quot;;[.$A209]=0;0;TRUE;([.$A209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Talk to Marassi 10 days after The Excavation of Windcaller Pass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10]=&quot;&quot;;&quot;&quot;;[.$A210]=0;0;TRUE;([.$A210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A Path to the Heaven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211]=&quot;&quot;;&quot;&quot;;[.$A211]=0;0;TRUE;([.$A211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Dwemer Schematics in Karagas' Tower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12]=&quot;&quot;;&quot;&quot;;[.$A212]=0;0;TRUE;([.$A212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The Price of Vigilant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13]=&quot;&quot;;&quot;&quot;;[.$A213]=0;0;TRUE;([.$A213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14]=&quot;&quot;;&quot;&quot;;[.$A214]=0;0;TRUE;([.$A214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Displays: <text:s/>Daedric Exhibit Hall 10+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15]=&quot;&quot;;&quot;&quot;;[.$A215]=0;0;TRUE;([.$A215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Display: <text:s/>Black Books [Min 1] -OR- Oghma Infinium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16]=&quot;&quot;;&quot;&quot;;[.$A216]=0;0;TRUE;([.$A216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Quest: <text:s/>It Belongs in a Museum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17]=&quot;&quot;;&quot;&quot;;[.$A217]=0;0;TRUE;([.$A217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Feature: <text:s/>Dev Aveza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18]=&quot;&quot;;&quot;&quot;;[.$A218]=0;0;TRUE;([.$A218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Quest: <text:s/>A Path to the Heavens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19]=&quot;&quot;;&quot;&quot;;[.$A219]=0;0;TRUE;([.$A219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Quest: <text:s/>Shadows of One's Past (complete or not active)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20]=&quot;&quot;;&quot;&quot;;[.$A220]=0;0;TRUE;([.$A220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Quest: <text:s/>Night at the Museum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21]=&quot;&quot;;&quot;&quot;;[.$A221]=0;0;TRUE;([.$A221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Quest: <text:s/>The Vaults of Deepholme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22]=&quot;&quot;;&quot;&quot;;[.$A222]=0;0;TRUE;([.$A222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Not Active: <text:s/>Museum Gala</text:p>
          </table:table-cell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223]=&quot;&quot;;&quot;&quot;;[.$A223]=0;0;TRUE;([.$A223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Vigilants confront Auryen in Hall of Heroes when requirements met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24]=&quot;&quot;;&quot;&quot;;[.$A224]=0;0;TRUE;([.$A224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Faltering Ligh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25]=&quot;&quot;;&quot;&quot;;[.$A225]=0;0;TRUE;([.$A225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: <text:s/>(Quest) The Price of Vigilants</text:p>
          </table:table-cell>
          <table:covered-table-cell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226]=&quot;&quot;;&quot;&quot;;[.$A226]=0;0;TRUE;([.$A226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Courier delivers Letter from the Vigilants of Stendarr -OR- attacked by rogue Vigilants (read note on their corpses)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650" table:style-name="ce22">
            <text:p>650</text:p>
          </table:table-cell>
          <table:table-cell office:value-type="float" office:value="1950" table:formula="of:=COM.MICROSOFT.IFS([.$A227]=&quot;&quot;;&quot;&quot;;[.$A227]=0;0;TRUE;([.$A227]/50)*$$DisplayMarker)" table:number-matrix-columns-spanned="1" table:number-matrix-rows-spanned="1" table:style-name="ce23">
            <text:p>1950</text:p>
          </table:table-cell>
          <table:table-cell table:style-name="ce82"/>
          <table:table-cell table:style-name="ce82"/>
          <table:table-cell table:style-name="ce69"/>
          <table:table-cell table:style-name="ce25"/>
          <table:table-cell table:number-columns-repeated="16378"/>
        </table:table-row>
        <table:table-row table:style-name="ro2">
          <table:table-cell office:value-type="float" office:value="700" table:style-name="ce22">
            <text:p>700</text:p>
          </table:table-cell>
          <table:table-cell office:value-type="float" office:value="2100" table:formula="of:=COM.MICROSOFT.IFS([.$A228]=&quot;&quot;;&quot;&quot;;[.$A228]=0;0;TRUE;([.$A228]/50)*$$DisplayMarker)" table:number-matrix-columns-spanned="1" table:number-matrix-rows-spanned="1" table:style-name="ce23">
            <text:p>2100</text:p>
          </table:table-cell>
          <table:table-cell table:style-name="ce82"/>
          <table:table-cell table:style-name="ce82"/>
          <table:table-cell table:style-name="ce69"/>
          <table:table-cell table:style-name="ce25"/>
          <table:table-cell table:number-columns-repeated="16378"/>
        </table:table-row>
        <table:table-row table:style-name="ro2">
          <table:table-cell office:value-type="float" office:value="750" table:style-name="ce5">
            <text:p>750</text:p>
          </table:table-cell>
          <table:table-cell office:value-type="float" office:value="2250" table:formula="of:=COM.MICROSOFT.IFS([.$A229]=&quot;&quot;;&quot;&quot;;[.$A229]=0;0;TRUE;([.$A229]/50)*$$DisplayMarker)" table:number-matrix-columns-spanned="1" table:number-matrix-rows-spanned="1" table:style-name="ce6">
            <text:p>2250</text:p>
          </table:table-cell>
          <table:table-cell table:content-validation-name="val1" table:style-name="ce75"/>
          <table:table-cell office:value-type="string" table:number-columns-spanned="3" table:number-rows-spanned="1" table:style-name="ce78">
            <text:p>Quest: <text:s/>The Visag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30]=&quot;&quot;;&quot;&quot;;[.$A230]=0;0;TRUE;([.$A230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31]=&quot;&quot;;&quot;&quot;;[.$A231]=0;0;TRUE;([.$A231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Quest: <text:s/>Much Ado About Snow Elves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32]=&quot;&quot;;&quot;&quot;;[.$A232]=0;0;TRUE;([.$A232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Quest: <text:s/>The Excavation of the Ruins of Rkund</text:p>
          </table:table-cell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233]=&quot;&quot;;&quot;&quot;;[.$A233]=0;0;TRUE;([.$A233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Follow ghost outside Greenwall Cave near Fort Greenwall (N of Riften)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34]=&quot;&quot;;&quot;&quot;;[.$A234]=0;0;TRUE;([.$A234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The Trials of Trinimac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35]=&quot;&quot;;&quot;&quot;;[.$A235]=0;0;TRUE;([.$A235]/50)*$$DisplayMarker)" table:number-matrix-columns-spanned="1" table:number-matrix-rows-spanned="1" table:style-name="ce6"/>
          <table:table-cell table:style-name="ce72"/>
          <table:table-cell table:content-validation-name="val1" table:style-name="ce64"/>
          <table:table-cell office:value-type="string" table:number-columns-spanned="2" table:number-rows-spanned="1" table:style-name="ce63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36]=&quot;&quot;;&quot;&quot;;[.$A236]=0;0;TRUE;([.$A236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Dawnguard Quest: <text:s/>Touoching the Sky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37]=&quot;&quot;;&quot;&quot;;[.$A237]=0;0;TRUE;([.$A237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Artifact: <text:s/>Staff of the Snow Prince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38]=&quot;&quot;;&quot;&quot;;[.$A238]=0;0;TRUE;([.$A238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Artifact: <text:s/>Staff of the Sun Prince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39]=&quot;&quot;;&quot;&quot;;[.$A239]=0;0;TRUE;([.$A239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Artifact: <text:s/>Staff of the Sky Prince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40]=&quot;&quot;;&quot;&quot;;[.$A240]=0;0;TRUE;([.$A240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Artifact: <text:s/>Spear of the Snow Prince (Quest: Legacy of the Snow Prince starts if not yet acquired)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41]=&quot;&quot;;&quot;&quot;;[.$A241]=0;0;TRUE;([.$A241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Artifact: <text:s/>Relic of Phynaster (Quest: Relic of Phynaster starts if not yet acquired)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42]=&quot;&quot;;&quot;&quot;;[.$A242]=0;0;TRUE;([.$A242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Artifact: <text:s/>The Warlock Ring (Quest: Auryen's Notes: The Warlock's Ring starts if not yet acquired)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43]=&quot;&quot;;&quot;&quot;;[.$A243]=0;0;TRUE;([.$A243]/50)*$$DisplayMarker)" table:number-matrix-columns-spanned="1" table:number-matrix-rows-spanned="1" table:style-name="ce6"/>
          <table:table-cell table:style-name="ce72"/>
          <table:table-cell table:style-name="ce72"/>
          <table:table-cell table:content-validation-name="val1" table:style-name="ce64"/>
          <table:table-cell office:value-type="string" table:style-name="ce8">
            <text:p>Artifact: <text:s/>Shrine of Y'ffre (Craft with Archaology 75+)</text:p>
          </table:table-cell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244]=&quot;&quot;;&quot;&quot;;[.$A244]=0;0;TRUE;([.$A244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3 Days after completing The Visage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45]=&quot;&quot;;&quot;&quot;;[.$A245]=0;0;TRUE;([.$A245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Legacy of the Snow Princ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5"/>
          <table:table-cell office:value-type="string" office:string-value="" table:formula="of:=COM.MICROSOFT.IFS([.$A246]=&quot;&quot;;&quot;&quot;;[.$A246]=0;0;TRUE;([.$A246]/50)*$$DisplayMarker)" table:number-matrix-columns-spanned="1" table:number-matrix-rows-spanned="1" table:style-name="ce16"/>
          <table:table-cell table:style-name="ce77"/>
          <table:table-cell table:content-validation-name="val1" table:style-name="ce64"/>
          <table:table-cell office:value-type="string" table:number-columns-spanned="2" table:number-rows-spanned="1" table:style-name="ce65">
            <text:p>Start: <text:s/>Talk to Auryen upon arriving at the entrance of Temple of Trinimac</text:p>
          </table:table-cell>
          <table:covered-table-cell/>
          <table:table-cell table:number-columns-repeated="16378"/>
        </table:table-row>
        <table:table-row table:style-name="ro2">
          <table:table-cell table:style-name="ce5"/>
          <table:table-cell office:value-type="string" office:string-value="" table:formula="of:=COM.MICROSOFT.IFS([.$A247]=&quot;&quot;;&quot;&quot;;[.$A247]=0;0;TRUE;([.$A247]/50)*$$DisplayMarker)" table:number-matrix-columns-spanned="1" table:number-matrix-rows-spanned="1" table:style-name="ce6"/>
          <table:table-cell table:content-validation-name="val1" table:style-name="ce75"/>
          <table:table-cell office:value-type="string" table:number-columns-spanned="3" table:number-rows-spanned="1" table:style-name="ce78">
            <text:p>Quest: <text:s/>Relic of Phynaster</text:p>
          </table:table-cell>
          <table:covered-table-cell table:number-columns-repeated="2"/>
          <table:table-cell table:number-columns-repeated="16378"/>
        </table:table-row>
        <table:table-row table:style-name="ro4">
          <table:table-cell table:style-name="ce26"/>
          <table:table-cell office:value-type="string" office:string-value="" table:formula="of:=COM.MICROSOFT.IFS([.$A248]=&quot;&quot;;&quot;&quot;;[.$A248]=0;0;TRUE;([.$A248]/50)*$$DisplayMarker)" table:number-matrix-columns-spanned="1" table:number-matrix-rows-spanned="1" table:style-name="ce27"/>
          <table:table-cell table:style-name="ce83"/>
          <table:table-cell table:content-validation-name="val1" table:style-name="ce84"/>
          <table:table-cell office:value-type="string" table:number-columns-spanned="2" table:number-rows-spanned="1" table:style-name="ce86">
            <text:p>Start: <text:s/>Talk to Auryen upon arriving at the entrance of Temple of Trinimac</text:p>
          </table:table-cell>
          <table:covered-table-cell/>
          <table:table-cell table:number-columns-repeated="16378"/>
        </table:table-row>
        <table:table-row table:style-name="ro4">
          <table:table-cell table:style-name="ce6"/>
          <table:table-cell office:value-type="string" office:string-value="" table:formula="of:=IF(OR([.$A249]=0;[.$A249]=&quot;&quot;);&quot;&quot;;([.$A249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50]=0;[.$A250]=&quot;&quot;);&quot;&quot;;([.$A250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51]=0;[.$A251]=&quot;&quot;);&quot;&quot;;([.$A251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52]=0;[.$A252]=&quot;&quot;);&quot;&quot;;([.$A252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53]=0;[.$A253]=&quot;&quot;);&quot;&quot;;([.$A253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54]=0;[.$A254]=&quot;&quot;);&quot;&quot;;([.$A254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55]=0;[.$A255]=&quot;&quot;);&quot;&quot;;([.$A255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56]=0;[.$A256]=&quot;&quot;);&quot;&quot;;([.$A256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57]=0;[.$A257]=&quot;&quot;);&quot;&quot;;([.$A257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58]=0;[.$A258]=&quot;&quot;);&quot;&quot;;([.$A258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59]=0;[.$A259]=&quot;&quot;);&quot;&quot;;([.$A259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60]=0;[.$A260]=&quot;&quot;);&quot;&quot;;([.$A260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61]=0;[.$A261]=&quot;&quot;);&quot;&quot;;([.$A261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62]=0;[.$A262]=&quot;&quot;);&quot;&quot;;([.$A262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63]=0;[.$A263]=&quot;&quot;);&quot;&quot;;([.$A263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64]=0;[.$A264]=&quot;&quot;);&quot;&quot;;([.$A264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65]=0;[.$A265]=&quot;&quot;);&quot;&quot;;([.$A265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66]=0;[.$A266]=&quot;&quot;);&quot;&quot;;([.$A266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67]=0;[.$A267]=&quot;&quot;);&quot;&quot;;([.$A267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68]=0;[.$A268]=&quot;&quot;);&quot;&quot;;([.$A268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69]=0;[.$A269]=&quot;&quot;);&quot;&quot;;([.$A269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70]=0;[.$A270]=&quot;&quot;);&quot;&quot;;([.$A270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71]=0;[.$A271]=&quot;&quot;);&quot;&quot;;([.$A271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72]=0;[.$A272]=&quot;&quot;);&quot;&quot;;([.$A272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73]=0;[.$A273]=&quot;&quot;);&quot;&quot;;([.$A273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74]=0;[.$A274]=&quot;&quot;);&quot;&quot;;([.$A274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75]=0;[.$A275]=&quot;&quot;);&quot;&quot;;([.$A275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76]=0;[.$A276]=&quot;&quot;);&quot;&quot;;([.$A276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77]=0;[.$A277]=&quot;&quot;);&quot;&quot;;([.$A277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78]=0;[.$A278]=&quot;&quot;);&quot;&quot;;([.$A278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79]=0;[.$A279]=&quot;&quot;);&quot;&quot;;([.$A279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80]=0;[.$A280]=&quot;&quot;);&quot;&quot;;([.$A280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81]=0;[.$A281]=&quot;&quot;);&quot;&quot;;([.$A281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82]=0;[.$A282]=&quot;&quot;);&quot;&quot;;([.$A282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83]=0;[.$A283]=&quot;&quot;);&quot;&quot;;([.$A283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84]=0;[.$A284]=&quot;&quot;);&quot;&quot;;([.$A284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85]=0;[.$A285]=&quot;&quot;);&quot;&quot;;([.$A285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style-name="ro2">
          <table:table-cell table:style-name="ce6"/>
          <table:table-cell office:value-type="string" office:string-value="" table:formula="of:=IF(OR([.$A286]=0;[.$A286]=&quot;&quot;);&quot;&quot;;([.$A286]/50)*$$DisplayMarker)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number-rows-repeated="14" table:style-name="ro2">
          <table:table-cell table:number-columns-repeated="2" table:style-name="ce6"/>
          <table:table-cell table:style-name="ce72"/>
          <table:table-cell table:style-name="ce72"/>
          <table:table-cell table:style-name="ce62"/>
          <table:table-cell table:style-name="ce7"/>
          <table:table-cell table:number-columns-repeated="16378"/>
        </table:table-row>
        <table:table-row table:number-rows-repeated="1048276" table:style-name="ro2">
          <table:table-cell table:number-columns-repeated="2"/>
          <table:table-cell table:style-name="ce85"/>
          <table:table-cell table:style-name="ce85"/>
          <table:table-cell table:style-name="ce87"/>
          <table:table-cell table:number-columns-repeated="16379"/>
        </table:table-row>
      </table:table>
      <table:table table:name="Autographs" table:style-name="ta2">
        <table:table-column table:style-name="co5" table:default-cell-style-name="ce29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80" table:default-cell-style-name="ce1"/>
        <table:table-row table:style-name="ro5">
          <table:table-cell office:value-type="string" table:number-columns-spanned="4" table:number-rows-spanned="1" table:style-name="ce45">
            <text:p>Autograph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40">
            <text:p>Done</text:p>
          </table:table-cell>
          <table:table-cell office:value-type="string" table:style-name="ce1">
            <text:p>Book</text:p>
          </table:table-cell>
          <table:table-cell office:value-type="string" table:style-name="ce1">
            <text:p>Author</text:p>
          </table:table-cell>
          <table:table-cell office:value-type="string" table:style-name="ce41">
            <text:p>Location</text:p>
          </table:table-cell>
          <table:table-cell table:number-columns-repeated="16380"/>
        </table:table-row>
        <table:table-row table:style-name="ro2">
          <table:table-cell table:content-validation-name="val3" table:style-name="ce40"/>
          <table:table-cell office:value-type="string" table:style-name="ce1">
            <text:p>A Gentleman's Guide to Whiterun</text:p>
          </table:table-cell>
          <table:table-cell office:value-type="string" table:style-name="ce1">
            <text:p>Mikael</text:p>
          </table:table-cell>
          <table:table-cell office:value-type="string" table:style-name="ce41">
            <text:p>Whiterun, The Bannered Mare</text:p>
          </table:table-cell>
          <table:table-cell table:number-columns-repeated="16380"/>
        </table:table-row>
        <table:table-row table:style-name="ro2">
          <table:table-cell table:content-validation-name="val3" table:style-name="ce40"/>
          <table:table-cell office:value-type="string" table:style-name="ce1">
            <text:p>Dwarves I</text:p>
          </table:table-cell>
          <table:table-cell office:value-type="string" table:style-name="ce1">
            <text:p>Calcelmo</text:p>
          </table:table-cell>
          <table:table-cell office:value-type="string" table:style-name="ce41">
            <text:p>Markarth</text:p>
          </table:table-cell>
          <table:table-cell table:number-columns-repeated="16380"/>
        </table:table-row>
        <table:table-row table:style-name="ro2">
          <table:table-cell table:content-validation-name="val3" table:style-name="ce40"/>
          <table:table-cell office:value-type="string" table:style-name="ce1">
            <text:p>Dwarves II</text:p>
          </table:table-cell>
          <table:table-cell office:value-type="string" table:style-name="ce1">
            <text:p>Calcelmo</text:p>
          </table:table-cell>
          <table:table-cell office:value-type="string" table:style-name="ce41">
            <text:p>Markarth</text:p>
          </table:table-cell>
          <table:table-cell table:number-columns-repeated="16380"/>
        </table:table-row>
        <table:table-row table:style-name="ro2">
          <table:table-cell table:content-validation-name="val3" table:style-name="ce40"/>
          <table:table-cell office:value-type="string" table:style-name="ce1">
            <text:p>Dwarves III</text:p>
          </table:table-cell>
          <table:table-cell office:value-type="string" table:style-name="ce1">
            <text:p>Calcelmo</text:p>
          </table:table-cell>
          <table:table-cell office:value-type="string" table:style-name="ce41">
            <text:p>Markarth</text:p>
          </table:table-cell>
          <table:table-cell table:number-columns-repeated="16380"/>
        </table:table-row>
        <table:table-row table:style-name="ro2">
          <table:table-cell table:content-validation-name="val3" table:style-name="ce40"/>
          <table:table-cell office:value-type="string" table:style-name="ce1">
            <text:p>The Aetherium Wars</text:p>
          </table:table-cell>
          <table:table-cell office:value-type="string" table:style-name="ce1">
            <text:p>Taron Dreth</text:p>
          </table:table-cell>
          <table:table-cell office:value-type="string" table:style-name="ce41">
            <text:p>Various including Markarth, Silver-Blood Inn</text:p>
          </table:table-cell>
          <table:table-cell table:number-columns-repeated="16380"/>
        </table:table-row>
        <table:table-row table:style-name="ro2">
          <table:table-cell table:content-validation-name="val3" table:style-name="ce40"/>
          <table:table-cell office:value-type="string" table:style-name="ce1">
            <text:p>A Primer on Enchanting</text:p>
          </table:table-cell>
          <table:table-cell office:value-type="string" table:style-name="ce1">
            <text:p>Sergius Turrianus</text:p>
          </table:table-cell>
          <table:table-cell office:value-type="string" table:style-name="ce41">
            <text:p>College of Winterhold</text:p>
          </table:table-cell>
          <table:table-cell table:number-columns-repeated="16380"/>
        </table:table-row>
        <table:table-row table:style-name="ro2">
          <table:table-cell table:content-validation-name="val3" table:style-name="ce40"/>
          <table:table-cell office:value-type="string" table:style-name="ce1">
            <text:p>Ghosts in the Storm</text:p>
          </table:table-cell>
          <table:table-cell office:value-type="string" table:style-name="ce1">
            <text:p>Adonato Leotelli</text:p>
          </table:table-cell>
          <table:table-cell office:value-type="string" table:style-name="ce41">
            <text:p>Windhelm, Candlehearth Hall</text:p>
          </table:table-cell>
          <table:table-cell table:number-columns-repeated="16380"/>
        </table:table-row>
        <table:table-row table:style-name="ro2">
          <table:table-cell table:content-validation-name="val3" table:style-name="ce40"/>
          <table:table-cell office:value-type="string" table:style-name="ce1">
            <text:p>Olaf and the Dragon</text:p>
          </table:table-cell>
          <table:table-cell office:value-type="string" table:style-name="ce1">
            <text:p>Adonato Leotelli</text:p>
          </table:table-cell>
          <table:table-cell office:value-type="string" table:style-name="ce41">
            <text:p>Windhelm, Candlehearth Hall</text:p>
          </table:table-cell>
          <table:table-cell table:number-columns-repeated="16380"/>
        </table:table-row>
        <table:table-row table:style-name="ro2">
          <table:table-cell table:content-validation-name="val3" table:style-name="ce40"/>
          <table:table-cell office:value-type="string" table:style-name="ce1">
            <text:p>Charus Pie: A Recipe</text:p>
          </table:table-cell>
          <table:table-cell office:value-type="string" table:style-name="ce1">
            <text:p>Nils</text:p>
          </table:table-cell>
          <table:table-cell office:value-type="string" table:style-name="ce41">
            <text:p>Windhelm, Candlehearth Hall</text:p>
          </table:table-cell>
          <table:table-cell table:number-columns-repeated="16380"/>
        </table:table-row>
        <table:table-row table:style-name="ro2">
          <table:table-cell table:content-validation-name="val3" table:style-name="ce40"/>
          <table:table-cell office:value-type="string" table:style-name="ce1">
            <text:p>Ruminations on the Elder Scrolls</text:p>
          </table:table-cell>
          <table:table-cell office:value-type="string" table:style-name="ce1">
            <text:p>Septimus Signus</text:p>
          </table:table-cell>
          <table:table-cell office:value-type="string" table:style-name="ce41">
            <text:p>Sea of Ghosts, SeptimusSignus' Outpost</text:p>
          </table:table-cell>
          <table:table-cell table:number-columns-repeated="16380"/>
        </table:table-row>
        <table:table-row table:style-name="ro2">
          <table:table-cell table:content-validation-name="val3" table:style-name="ce40"/>
          <table:table-cell office:value-type="string" table:style-name="ce1">
            <text:p>Shadowmarks</text:p>
          </table:table-cell>
          <table:table-cell office:value-type="string" table:style-name="ce1">
            <text:p>Delvin Mallory</text:p>
          </table:table-cell>
          <table:table-cell office:value-type="string" table:style-name="ce41">
            <text:p>Riften, Thieves' Guild</text:p>
          </table:table-cell>
          <table:table-cell table:number-columns-repeated="16380"/>
        </table:table-row>
        <table:table-row table:style-name="ro4">
          <table:table-cell table:content-validation-name="val3" table:style-name="ce42"/>
          <table:table-cell office:value-type="string" table:style-name="ce43">
            <text:p>Children of the All-Maker</text:p>
          </table:table-cell>
          <table:table-cell office:value-type="string" table:style-name="ce43">
            <text:p>Tharstan</text:p>
          </table:table-cell>
          <table:table-cell office:value-type="string" table:style-name="ce44">
            <text:p>Soltheim, Skaal Village</text:p>
          </table:table-cell>
          <table:table-cell table:number-columns-repeated="16380"/>
        </table:table-row>
        <table:table-row table:style-name="ro4">
          <table:table-cell table:style-name="ce29"/>
          <table:table-cell table:number-columns-repeated="16383" table:style-name="ce1"/>
        </table:table-row>
        <table:table-row table:number-rows-repeated="1048561" table:style-name="ro2">
          <table:table-cell table:number-columns-repeated="16384"/>
        </table:table-row>
      </table:table>
      <table:table table:name="Cloaks" table:style-name="ta1">
        <table:table-column table:style-name="co5" table:default-cell-style-name="ce29"/>
        <table:table-column table:style-name="co9" table:default-cell-style-name="ce1"/>
        <table:table-column table:style-name="co10" table:default-cell-style-name="ce1"/>
        <table:table-column table:style-name="co4" table:number-columns-repeated="16381" table:default-cell-style-name="ce1"/>
        <table:table-row table:style-name="ro5">
          <table:table-cell office:value-type="string" table:number-columns-spanned="3" table:number-rows-spanned="1" table:style-name="ce52">
            <text:p>Cloaks of Skyri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40">
            <text:p>Done</text:p>
          </table:table-cell>
          <table:table-cell office:value-type="string" table:style-name="ce1">
            <text:p>Cloak</text:p>
          </table:table-cell>
          <table:table-cell office:value-type="string" table:style-name="ce41">
            <text:p>Acquisition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Ashlander's Tribal Wrap - Urshilaku</text:p>
          </table:table-cell>
          <table:table-cell office:value-type="string" table:style-name="ce48">
            <text:p>The Ratway Vaults in Riften, in the north-western room, on the table with the two small wooden chests.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Ashlander's Tribal Wrap - Zanaib</text:p>
          </table:table-cell>
          <table:table-cell office:value-type="string" table:style-name="ce48">
            <text:p>New Gnisis Cornerclub in Windhelm, on a shelf on the top floor.</text:p>
          </table:table-cell>
          <table:table-cell table:number-columns-repeated="16381"/>
        </table:table-row>
        <table:table-row table:style-name="ro6">
          <table:table-cell table:content-validation-name="val4" table:style-name="ce46"/>
          <table:table-cell office:value-type="string" table:style-name="ce47">
            <text:p>Cape - College of Winterhold</text:p>
          </table:table-cell>
          <table:table-cell office:value-type="string" table:style-name="ce48">
            <text:p>Hall of Countenance in the College of Winterhold, on the second floor on a crate beside a spinning wheel added by Cloaks of Skyrim. Also: The Arcanaeum in the College of Winterhold, on the floor.</text:p>
          </table:table-cell>
          <table:table-cell table:number-columns-repeated="16381"/>
        </table:table-row>
        <table:table-row table:style-name="ro6">
          <table:table-cell table:content-validation-name="val4" table:style-name="ce46"/>
          <table:table-cell office:value-type="string" table:style-name="ce47">
            <text:p>Cape - Companions</text:p>
          </table:table-cell>
          <table:table-cell office:value-type="string" table:style-name="ce48">
            <text:p>Jorrvaskr Living Quarters in Whiterun: under a bed in the “Whelps” Quarters; on a small chest in Skjor's room. Also worn by Kodlak, Skjor, Farkas and Vilkas; can be pickpocketed from them (Perfect Touch perk needed).</text:p>
          </table:table-cell>
          <table:table-cell table:number-columns-repeated="16381"/>
        </table:table-row>
        <table:table-row table:style-name="ro6">
          <table:table-cell table:content-validation-name="val4" table:style-name="ce46"/>
          <table:table-cell office:value-type="string" table:style-name="ce47">
            <text:p>Cape - Silver Hand</text:p>
          </table:table-cell>
          <table:table-cell office:value-type="string" table:style-name="ce48">
            <text:p>Gallows Rock: on a barrel near the tanning rack in the south-western room; on a dresser in the same room up the stairs; on a dresser in the sleeping quarters.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Cape - Talos</text:p>
          </table:table-cell>
          <table:table-cell office:value-type="string" table:style-name="ce48">
            <text:p>Temple of Talos in Windhelm, on a shelf in the back room.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Cape of the Lover</text:p>
          </table:table-cell>
          <table:table-cell office:value-type="string" table:style-name="ce48">
            <text:p>Hillgrund's Tomb, room with Aunt Agna's body, table left of locked door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Cape of the Red Eagle</text:p>
          </table:table-cell>
          <table:table-cell office:value-type="string" table:style-name="ce48">
            <text:p>Rebel's Cairn, on a shelf to the left of the boss chest.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Cloak - Daedric</text:p>
          </table:table-cell>
          <table:table-cell office:value-type="string" table:style-name="ce48">
            <text:p>Shrine of Mehrunes Dagon, in an open chest to the right.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Cloak - Dwemer</text:p>
          </table:table-cell>
          <table:table-cell office:value-type="string" table:style-name="ce48">
            <text:p>Nchuand-Zel Quarters, on a Dwemer shelf in the south-eastern area. Also: Reachwind Eyrie, on a table on the top floor.</text:p>
          </table:table-cell>
          <table:table-cell table:number-columns-repeated="16381"/>
        </table:table-row>
        <table:table-row table:style-name="ro6">
          <table:table-cell table:content-validation-name="val4" table:style-name="ce46"/>
          <table:table-cell office:value-type="string" table:style-name="ce47">
            <text:p>Cloak - Dwemer Ceremonial</text:p>
          </table:table-cell>
          <table:table-cell office:value-type="string" table:style-name="ce48">
            <text:p>Alftand Glacial Ruins, in the main room, on a ledge to the left of the Dwemer Excavation Site. Use the pistons on the left wall to get up.</text:p>
          </table:table-cell>
          <table:table-cell table:number-columns-repeated="16381"/>
        </table:table-row>
        <table:table-row table:style-name="ro7">
          <table:table-cell table:content-validation-name="val4" table:style-name="ce46"/>
          <table:table-cell office:value-type="string" table:style-name="ce47">
            <text:p>Cloak - Dwemer Purple</text:p>
          </table:table-cell>
          <table:table-cell office:value-type="string" table:style-name="ce48">
            <text:p>Alftand Animonculory: in the large walkway room, apprentice-locked room to the east, on a table behind an expert-locked gate next to Stormforge. Also: Avanchnzel Animoncultory, final room, on a shelf to the left of the stairs leading to Avanchnzel Boilery.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Cloak - Scale</text:p>
          </table:table-cell>
          <table:table-cell office:value-type="string" table:style-name="ce48">
            <text:p>Valtheim Towers (northern tower), on a table on the top floor.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Cloak of Hevnoraak</text:p>
          </table:table-cell>
          <table:table-cell office:value-type="string" table:style-name="ce48">
            <text:p>Valthume, looted from Dragon Priest Hevnoraak. Also, behind his throne.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Cloak of Krosis</text:p>
          </table:table-cell>
          <table:table-cell office:value-type="string" table:style-name="ce48">
            <text:p>Shearpoint, looted from Dragon Priest Krosis. Also, next to his sarcophagus.</text:p>
          </table:table-cell>
          <table:table-cell table:number-columns-repeated="16381"/>
        </table:table-row>
        <table:table-row table:style-name="ro6">
          <table:table-cell table:content-validation-name="val4" table:style-name="ce46"/>
          <table:table-cell office:value-type="string" table:style-name="ce47">
            <text:p>Cloak of Morokei</text:p>
          </table:table-cell>
          <table:table-cell office:value-type="string" table:style-name="ce48">
            <text:p>Labyrinthian Tribune, looted off the Dragon Priest Morokei during 'The Staff of Magnus'. <text:s/>Additionally, one can be found next to the boss chest.</text:p>
          </table:table-cell>
          <table:table-cell table:number-columns-repeated="16381"/>
        </table:table-row>
        <table:table-row table:style-name="ro6">
          <table:table-cell table:content-validation-name="val4" table:style-name="ce46"/>
          <table:table-cell office:value-type="string" table:style-name="ce47">
            <text:p>Cloak of Nahkriin</text:p>
          </table:table-cell>
          <table:table-cell office:value-type="string" table:style-name="ce48">
            <text:p>Skuldafn, at the Portal to Sovngarde, looted from Dragon Priest Nahkriin during 'The World-Eater's Eyrie'. Also, next to the dragon seal that opens the portal.</text:p>
          </table:table-cell>
          <table:table-cell table:number-columns-repeated="16381"/>
        </table:table-row>
        <table:table-row table:style-name="ro6">
          <table:table-cell table:content-validation-name="val4" table:style-name="ce46"/>
          <table:table-cell office:value-type="string" table:style-name="ce47">
            <text:p>Cloak of Otar the Mad</text:p>
          </table:table-cell>
          <table:table-cell office:value-type="string" table:style-name="ce48">
            <text:p>Ragnvald Temple, looted off the Dragon Priest Otar the Mad. Additionally, one can be found on the ledge next to his sarcophagus.</text:p>
          </table:table-cell>
          <table:table-cell table:number-columns-repeated="16381"/>
        </table:table-row>
        <table:table-row table:style-name="ro6">
          <table:table-cell table:content-validation-name="val4" table:style-name="ce46"/>
          <table:table-cell office:value-type="string" table:style-name="ce47">
            <text:p>Cloak of Rahgot</text:p>
          </table:table-cell>
          <table:table-cell office:value-type="string" table:style-name="ce48">
            <text:p>Forelhost Refectory, looted off the Dragon Priest Rahgot during 'Siege on the Dragon Cult'. Alternatively, one can be found on the altar right before the exit.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Cloak of the Crow</text:p>
          </table:table-cell>
          <table:table-cell office:value-type="string" table:style-name="ce48">
            <text:p>Wayward Pass, on the table next to the Shrine of Arkay.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Cloak of the Northern Paladin</text:p>
          </table:table-cell>
          <table:table-cell office:value-type="string" table:style-name="ce48">
            <text:p>Fort Hraggstad, main building, under a bed in the sleeping quarters on the top floor.</text:p>
          </table:table-cell>
          <table:table-cell table:number-columns-repeated="16381"/>
        </table:table-row>
        <table:table-row table:style-name="ro6">
          <table:table-cell table:content-validation-name="val4" table:style-name="ce46"/>
          <table:table-cell office:value-type="string" table:style-name="ce47">
            <text:p>Cloak of Vokun</text:p>
          </table:table-cell>
          <table:table-cell office:value-type="string" table:style-name="ce48">
            <text:p>High Gate Ruins (Vokun's Throne Room), looted off the Dragon Priest Vokun during 'A Scroll For Anska'. Additionally, one is found on the table in front of the word wall.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Cloak of Volsung</text:p>
          </table:table-cell>
          <table:table-cell office:value-type="string" table:style-name="ce48">
            <text:p>Volskygge Peak, looted from Volsung. Also, on the altar right of the word wall.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Himir's Hide</text:p>
          </table:table-cell>
          <table:table-cell office:value-type="string" table:style-name="ce48">
            <text:p>Hob's Fall Cave, in the last room, under the table next to the boss chest.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Hjarvo's Blanket</text:p>
          </table:table-cell>
          <table:table-cell office:value-type="string" table:style-name="ce48">
            <text:p>Angarvunde Ruins, on a shelf on the way to the exit of the dungeon.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Hunter's Folly</text:p>
          </table:table-cell>
          <table:table-cell office:value-type="string" table:style-name="ce48">
            <text:p>Greenspring Hollow, next to the bedroll of the dead hunter.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Kvatch Guard Cloak</text:p>
          </table:table-cell>
          <table:table-cell office:value-type="string" table:style-name="ce48">
            <text:p>Bloodlet Throne, in a novice-locked cage to the left of the Arcane Enchanter in the first big cavern, next to a dead Khajiit.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Mossy Wrap</text:p>
          </table:table-cell>
          <table:table-cell office:value-type="string" table:style-name="ce48">
            <text:p>Mara's Eye Pond, in the small boat docked at the island.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Nyartuk's Mantle</text:p>
          </table:table-cell>
          <table:table-cell office:value-type="string" table:style-name="ce48">
            <text:p>Temple of Xrib in the Sightless Pit, in front of the ruined stairs on the second level in the large cavern.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On Warm Sands</text:p>
          </table:table-cell>
          <table:table-cell office:value-type="string" table:style-name="ce48">
            <text:p>Lost Knife Hideout, in a passage behind the cages where the stream originates, next to the boss chest.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Shroud of the Grey Fox</text:p>
          </table:table-cell>
          <table:table-cell office:value-type="string" table:style-name="ce48">
            <text:p>Lund's Hut, on a shelf to the right of the door.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The Fall of Winterhold</text:p>
          </table:table-cell>
          <table:table-cell office:value-type="string" table:style-name="ce48">
            <text:p>Bleakcoast Cave, in the north-eastern cavern, next to a dead Khajiit.</text:p>
          </table:table-cell>
          <table:table-cell table:number-columns-repeated="16381"/>
        </table:table-row>
        <table:table-row table:style-name="ro2">
          <table:table-cell table:content-validation-name="val4" table:style-name="ce46"/>
          <table:table-cell office:value-type="string" table:style-name="ce47">
            <text:p>The Wild Hunt</text:p>
          </table:table-cell>
          <table:table-cell office:value-type="string" table:style-name="ce48">
            <text:p>Frostmere Depths in Frostmere Crypt, south-southwest of the Pale Blade altar, next to a skeleton past a fallen tree.</text:p>
          </table:table-cell>
          <table:table-cell table:number-columns-repeated="16381"/>
        </table:table-row>
        <table:table-row table:style-name="ro4">
          <table:table-cell table:content-validation-name="val4" table:style-name="ce49"/>
          <table:table-cell office:value-type="string" table:style-name="ce50">
            <text:p>Vaermina's Devotion</text:p>
          </table:table-cell>
          <table:table-cell office:value-type="string" table:style-name="ce51">
            <text:p>Nightcaller Temple, on a cupboard in the sleeping quarters.</text:p>
          </table:table-cell>
          <table:table-cell table:number-columns-repeated="16381"/>
        </table:table-row>
        <table:table-row table:style-name="ro4">
          <table:table-cell table:style-name="ce29"/>
          <table:table-cell table:number-columns-repeated="16383" table:style-name="ce1"/>
        </table:table-row>
        <table:table-row table:number-rows-repeated="1048539" table:style-name="ro2">
          <table:table-cell table:number-columns-repeated="16384"/>
        </table:table-row>
      </table:table>
      <table:table table:name="Misc" table:style-name="ta2">
        <table:table-column table:style-name="co5" table:default-cell-style-name="ce29"/>
        <table:table-column table:style-name="co11" table:default-cell-style-name="ce1"/>
        <table:table-column table:style-name="co12" table:default-cell-style-name="ce29"/>
        <table:table-column table:style-name="co13" table:default-cell-style-name="ce1"/>
        <table:table-column table:style-name="co4" table:default-cell-style-name="ce1"/>
        <table:table-column table:style-name="co5" table:default-cell-style-name="ce29"/>
        <table:table-column table:style-name="co11" table:default-cell-style-name="ce1"/>
        <table:table-column table:style-name="co2" table:default-cell-style-name="ce29"/>
        <table:table-column table:style-name="co13" table:default-cell-style-name="ce1"/>
        <table:table-column table:style-name="co4" table:default-cell-style-name="ce1"/>
        <table:table-column table:style-name="co5" table:default-cell-style-name="ce29"/>
        <table:table-column table:style-name="co11" table:default-cell-style-name="ce1"/>
        <table:table-column table:style-name="co2" table:default-cell-style-name="ce29"/>
        <table:table-column table:style-name="co13" table:default-cell-style-name="ce1"/>
        <table:table-column table:style-name="co4" table:number-columns-repeated="16370" table:default-cell-style-name="ce1"/>
        <table:table-row table:style-name="ro5">
          <table:table-cell office:value-type="string" table:number-columns-spanned="4" table:number-rows-spanned="1" table:style-name="ce54">
            <text:p>Misc Closet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55">
            <text:p>Dishes Hutch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56">
            <text:p>Silver Hutch</text:p>
          </table:table-cell>
          <table:covered-table-cell table:number-columns-repeated="3"/>
          <table:table-cell table:number-columns-repeated="16370"/>
        </table:table-row>
        <table:table-row table:style-name="ro2">
          <table:table-cell office:value-type="string" table:style-name="ce40">
            <text:p>Done</text:p>
          </table:table-cell>
          <table:table-cell office:value-type="string" table:style-name="ce1">
            <text:p>Item</text:p>
          </table:table-cell>
          <table:table-cell office:value-type="string" table:style-name="ce29">
            <text:p>Qty</text:p>
          </table:table-cell>
          <table:table-cell office:value-type="string" table:style-name="ce41">
            <text:p>EDID</text:p>
          </table:table-cell>
          <table:table-cell table:style-name="ce1"/>
          <table:table-cell office:value-type="string" table:style-name="ce40">
            <text:p>Done</text:p>
          </table:table-cell>
          <table:table-cell office:value-type="string" table:style-name="ce1">
            <text:p>Item</text:p>
          </table:table-cell>
          <table:table-cell office:value-type="string" table:style-name="ce29">
            <text:p>Qty</text:p>
          </table:table-cell>
          <table:table-cell office:value-type="string" table:style-name="ce41">
            <text:p>EDID</text:p>
          </table:table-cell>
          <table:table-cell table:style-name="ce1"/>
          <table:table-cell office:value-type="string" table:style-name="ce40">
            <text:p>Done</text:p>
          </table:table-cell>
          <table:table-cell office:value-type="string" table:style-name="ce1">
            <text:p>Item</text:p>
          </table:table-cell>
          <table:table-cell office:value-type="string" table:style-name="ce29">
            <text:p>Qty</text:p>
          </table:table-cell>
          <table:table-cell office:value-type="string" table:style-name="ce41">
            <text:p>EDID</text:p>
          </table:table-cell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Broom</text:p>
          </table:table-cell>
          <table:table-cell office:value-type="float" office:value="2" table:style-name="ce29">
            <text:p>2</text:p>
          </table:table-cell>
          <table:table-cell office:value-type="string" table:style-name="ce41">
            <text:p>Broom01</text:p>
          </table:table-cell>
          <table:table-cell table:style-name="ce1"/>
          <table:table-cell table:content-validation-name="val5" table:style-name="ce40"/>
          <table:table-cell table:style-name="ce1"/>
          <table:table-cell table:style-name="ce29"/>
          <table:table-cell table:style-name="ce41"/>
          <table:table-cell table:style-name="ce1"/>
          <table:table-cell table:content-validation-name="val5" table:style-name="ce40"/>
          <table:table-cell table:style-name="ce1"/>
          <table:table-cell table:style-name="ce29"/>
          <table:table-cell table:style-name="ce41"/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Basket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Basket01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Bowl</text:p>
          </table:table-cell>
          <table:table-cell office:value-type="float" office:value="3" table:style-name="ce29">
            <text:p>3</text:p>
          </table:table-cell>
          <table:table-cell office:value-type="string" table:style-name="ce41">
            <text:p>GlazedBowl01Nordic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Bowl</text:p>
          </table:table-cell>
          <table:table-cell office:value-type="float" office:value="2" table:style-name="ce29">
            <text:p>2</text:p>
          </table:table-cell>
          <table:table-cell office:value-type="string" table:style-name="ce41">
            <text:p>SilverBowl01</text:p>
          </table:table-cell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Basket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Basket02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Bowl</text:p>
          </table:table-cell>
          <table:table-cell office:value-type="float" office:value="3" table:style-name="ce29">
            <text:p>3</text:p>
          </table:table-cell>
          <table:table-cell office:value-type="string" table:style-name="ce41">
            <text:p>GlazedBowl02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Bowl</text:p>
          </table:table-cell>
          <table:table-cell office:value-type="float" office:value="2" table:style-name="ce29">
            <text:p>2</text:p>
          </table:table-cell>
          <table:table-cell office:value-type="string" table:style-name="ce41">
            <text:p>SilverBowl02</text:p>
          </table:table-cell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Basket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Basket03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Bowl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GlazedBowl02Nordic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Candlestick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SilverCandleStick01Off</text:p>
          </table:table-cell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Basket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Basket04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Cast Iron Pot</text:p>
          </table:table-cell>
          <table:table-cell office:value-type="float" office:value="2" table:style-name="ce29">
            <text:p>2</text:p>
          </table:table-cell>
          <table:table-cell office:value-type="string" table:style-name="ce41">
            <text:p>CastIronPotMedium01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Candlestick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SilverCandleStick02Off</text:p>
          </table:table-cell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Basket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Basket05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Cast Iron Pot</text:p>
          </table:table-cell>
          <table:table-cell office:value-type="float" office:value="2" table:style-name="ce29">
            <text:p>2</text:p>
          </table:table-cell>
          <table:table-cell office:value-type="string" table:style-name="ce41">
            <text:p>CastIronPortSmall01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Candlestick</text:p>
          </table:table-cell>
          <table:table-cell office:value-type="float" office:value="3" table:style-name="ce29">
            <text:p>3</text:p>
          </table:table-cell>
          <table:table-cell office:value-type="string" table:style-name="ce41">
            <text:p>SilverCandleStick03Off</text:p>
          </table:table-cell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Basket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Basket06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Cup</text:p>
          </table:table-cell>
          <table:table-cell office:value-type="float" office:value="6" table:style-name="ce29">
            <text:p>6</text:p>
          </table:table-cell>
          <table:table-cell office:value-type="string" table:style-name="ce41">
            <text:p>GlazedCup01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Goblet</text:p>
          </table:table-cell>
          <table:table-cell office:value-type="float" office:value="7" table:style-name="ce29">
            <text:p>7</text:p>
          </table:table-cell>
          <table:table-cell office:value-type="string" table:style-name="ce41">
            <text:p>SilverGoblet01</text:p>
          </table:table-cell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Basket (Closed)</text:p>
          </table:table-cell>
          <table:table-cell office:value-type="float" office:value="3" table:style-name="ce29">
            <text:p>3</text:p>
          </table:table-cell>
          <table:table-cell office:value-type="string" table:style-name="ce41">
            <text:p>BasketClosed01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Cup</text:p>
          </table:table-cell>
          <table:table-cell office:value-type="float" office:value="3" table:style-name="ce29">
            <text:p>3</text:p>
          </table:table-cell>
          <table:table-cell office:value-type="string" table:style-name="ce41">
            <text:p>GlazedCup01Nordic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Goblet</text:p>
          </table:table-cell>
          <table:table-cell office:value-type="float" office:value="8" table:style-name="ce29">
            <text:p>8</text:p>
          </table:table-cell>
          <table:table-cell office:value-type="string" table:style-name="ce41">
            <text:p>SilverGoblet02</text:p>
          </table:table-cell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Bellows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BlacksmithBellows01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Fork</text:p>
          </table:table-cell>
          <table:table-cell office:value-type="float" office:value="3" table:style-name="ce29">
            <text:p>3</text:p>
          </table:table-cell>
          <table:table-cell office:value-type="string" table:style-name="ce41">
            <text:p>BasicFork01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Jug</text:p>
          </table:table-cell>
          <table:table-cell office:value-type="float" office:value="2" table:style-name="ce29">
            <text:p>2</text:p>
          </table:table-cell>
          <table:table-cell office:value-type="string" table:style-name="ce41">
            <text:p>SilverJug01</text:p>
          </table:table-cell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Bucket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Bucket01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Goblet</text:p>
          </table:table-cell>
          <table:table-cell office:value-type="float" office:value="5" table:style-name="ce29">
            <text:p>5</text:p>
          </table:table-cell>
          <table:table-cell office:value-type="string" table:style-name="ce41">
            <text:p>GlazedGoblet01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Plate</text:p>
          </table:table-cell>
          <table:table-cell office:value-type="float" office:value="10" table:style-name="ce29">
            <text:p>10</text:p>
          </table:table-cell>
          <table:table-cell office:value-type="string" table:style-name="ce41">
            <text:p>SilverPlate01</text:p>
          </table:table-cell>
          <table:table-cell table:number-columns-repeated="16370"/>
        </table:table-row>
        <table:table-row table:style-name="ro4">
          <table:table-cell table:content-validation-name="val5" table:style-name="ce40"/>
          <table:table-cell office:value-type="string" table:style-name="ce1">
            <text:p>Bucket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Bucket02a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Goblet</text:p>
          </table:table-cell>
          <table:table-cell office:value-type="float" office:value="5" table:style-name="ce29">
            <text:p>5</text:p>
          </table:table-cell>
          <table:table-cell office:value-type="string" table:style-name="ce41">
            <text:p>GlazedGoblet01Nordic</text:p>
          </table:table-cell>
          <table:table-cell table:style-name="ce1"/>
          <table:table-cell table:content-validation-name="val5" table:style-name="ce42"/>
          <table:table-cell office:value-type="string" table:style-name="ce43">
            <text:p>Platter</text:p>
          </table:table-cell>
          <table:table-cell office:value-type="float" office:value="1" table:style-name="ce53">
            <text:p>1</text:p>
          </table:table-cell>
          <table:table-cell office:value-type="string" table:style-name="ce44">
            <text:p>SilverPlatter01</text:p>
          </table:table-cell>
          <table:table-cell table:number-columns-repeated="16370"/>
        </table:table-row>
        <table:table-row table:style-name="ro4">
          <table:table-cell table:content-validation-name="val5" table:style-name="ce40"/>
          <table:table-cell office:value-type="string" table:style-name="ce1">
            <text:p>Bucket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Bucket02b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Jug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Glazed02Jug01</text:p>
          </table:table-cell>
          <table:table-cell table:style-name="ce1"/>
          <table:table-cell table:style-name="ce29"/>
          <table:table-cell table:style-name="ce1"/>
          <table:table-cell table:style-name="ce29"/>
          <table:table-cell table:number-columns-repeated="16371" table:style-name="ce1"/>
        </table:table-row>
        <table:table-row table:style-name="ro4">
          <table:table-cell table:content-validation-name="val5" table:style-name="ce40"/>
          <table:table-cell office:value-type="string" table:style-name="ce1">
            <text:p>Clothes Iron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ClothesIron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Jug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GlazedJugLarge01</text:p>
          </table:table-cell>
          <table:table-cell table:style-name="ce1"/>
          <table:table-cell table:style-name="ce29"/>
          <table:table-cell table:style-name="ce1"/>
          <table:table-cell table:style-name="ce29"/>
          <table:table-cell table:number-columns-repeated="16371" table:style-name="ce1"/>
        </table:table-row>
        <table:table-row table:style-name="ro8">
          <table:table-cell table:content-validation-name="val5" table:style-name="ce40"/>
          <table:table-cell office:value-type="string" table:style-name="ce1">
            <text:p>Drum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Drum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Jug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GlazedJugLarge01Nordic</text:p>
          </table:table-cell>
          <table:table-cell table:style-name="ce1"/>
          <table:table-cell office:value-type="string" table:number-columns-spanned="4" table:number-rows-spanned="2" table:style-name="ce57">
            <text:p>Dwemer Hutch</text:p>
          </table:table-cell>
          <table:covered-table-cell table:number-columns-repeated="3"/>
          <table:table-cell table:number-columns-repeated="16370"/>
        </table:table-row>
        <table:table-row table:style-name="ro4">
          <table:table-cell table:content-validation-name="val5" table:style-name="ce40"/>
          <table:table-cell office:value-type="string" table:style-name="ce1">
            <text:p>Embalming Tool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RuinsEmbalmingPick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Jug</text:p>
          </table:table-cell>
          <table:table-cell office:value-type="float" office:value="2" table:style-name="ce29">
            <text:p>2</text:p>
          </table:table-cell>
          <table:table-cell office:value-type="string" table:style-name="ce41">
            <text:p>GlazedJugSmall01</text:p>
          </table:table-cell>
          <table:table-cell table:style-name="ce1"/>
          <table:covered-table-cell/>
          <table:covered-table-cell table:number-columns-repeated="3"/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Embalming Tool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RuinsScalpel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Jug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GlazedJugSmall01Nordic</text:p>
          </table:table-cell>
          <table:table-cell table:style-name="ce1"/>
          <table:table-cell office:value-type="string" table:style-name="ce40">
            <text:p>Done</text:p>
          </table:table-cell>
          <table:table-cell office:value-type="string" table:style-name="ce1">
            <text:p>Item</text:p>
          </table:table-cell>
          <table:table-cell office:value-type="string" table:style-name="ce29">
            <text:p>Qty</text:p>
          </table:table-cell>
          <table:table-cell office:value-type="string" table:style-name="ce41">
            <text:p>EDID</text:p>
          </table:table-cell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Embalming Tool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RuinsScissor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Kettle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Kettle01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Dwemer Bowl</text:p>
          </table:table-cell>
          <table:table-cell office:value-type="float" office:value="4" table:style-name="ce29">
            <text:p>4</text:p>
          </table:table-cell>
          <table:table-cell office:value-type="string" table:style-name="ce41">
            <text:p>DwarvenBowl01</text:p>
          </table:table-cell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Embalming Tool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RuinsScrewTool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Knife</text:p>
          </table:table-cell>
          <table:table-cell office:value-type="float" office:value="4" table:style-name="ce29">
            <text:p>4</text:p>
          </table:table-cell>
          <table:table-cell office:value-type="string" table:style-name="ce41">
            <text:p>BasicKnife01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Dwemer Bowl</text:p>
          </table:table-cell>
          <table:table-cell office:value-type="float" office:value="2" table:style-name="ce29">
            <text:p>2</text:p>
          </table:table-cell>
          <table:table-cell office:value-type="string" table:style-name="ce41">
            <text:p>DwarvenBowl02</text:p>
          </table:table-cell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Empty Wine Bottle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WineBottle01AEmpty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Plate</text:p>
          </table:table-cell>
          <table:table-cell office:value-type="float" office:value="13" table:style-name="ce29">
            <text:p>13</text:p>
          </table:table-cell>
          <table:table-cell office:value-type="string" table:style-name="ce41">
            <text:p>BasicPlate01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Dwemer Bowl</text:p>
          </table:table-cell>
          <table:table-cell office:value-type="float" office:value="3" table:style-name="ce29">
            <text:p>3</text:p>
          </table:table-cell>
          <table:table-cell office:value-type="string" table:style-name="ce41">
            <text:p>DwarvenBowl03</text:p>
          </table:table-cell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Empty Wine Bottle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WineBottle01BEmpty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Plate</text:p>
          </table:table-cell>
          <table:table-cell office:value-type="float" office:value="4" table:style-name="ce29">
            <text:p>4</text:p>
          </table:table-cell>
          <table:table-cell office:value-type="string" table:style-name="ce41">
            <text:p>GlazedPlate01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Dwemer Cup</text:p>
          </table:table-cell>
          <table:table-cell office:value-type="float" office:value="5" table:style-name="ce29">
            <text:p>5</text:p>
          </table:table-cell>
          <table:table-cell office:value-type="string" table:style-name="ce41">
            <text:p>DwarvenHighCup01</text:p>
          </table:table-cell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Empty Wine Bottle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WineBottle02AEmpty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Plate</text:p>
          </table:table-cell>
          <table:table-cell office:value-type="float" office:value="2" table:style-name="ce29">
            <text:p>2</text:p>
          </table:table-cell>
          <table:table-cell office:value-type="string" table:style-name="ce41">
            <text:p>GlazedPlate01Nordic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Dwemer Cup</text:p>
          </table:table-cell>
          <table:table-cell office:value-type="float" office:value="4" table:style-name="ce29">
            <text:p>4</text:p>
          </table:table-cell>
          <table:table-cell office:value-type="string" table:style-name="ce41">
            <text:p>DwarvenHighCup02</text:p>
          </table:table-cell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Empty Wine Bottle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WineBottle02BEmpty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Pot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GlazedPot01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Dwemer Cup</text:p>
          </table:table-cell>
          <table:table-cell office:value-type="float" office:value="3" table:style-name="ce29">
            <text:p>3</text:p>
          </table:table-cell>
          <table:table-cell office:value-type="string" table:style-name="ce41">
            <text:p>DwarvenHighCup03</text:p>
          </table:table-cell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Flute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Flute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Pot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GlazedPot01Nordic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Dwemer Dish</text:p>
          </table:table-cell>
          <table:table-cell office:value-type="float" office:value="3" table:style-name="ce29">
            <text:p>3</text:p>
          </table:table-cell>
          <table:table-cell office:value-type="string" table:style-name="ce41">
            <text:p>DwarvenHighBowl02</text:p>
          </table:table-cell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Hammer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BlacksmithHammer01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Pot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GlazedPot02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Dwemer Fork</text:p>
          </table:table-cell>
          <table:table-cell office:value-type="float" office:value="4" table:style-name="ce29">
            <text:p>4</text:p>
          </table:table-cell>
          <table:table-cell office:value-type="string" table:style-name="ce41">
            <text:p>DwarvenFork</text:p>
          </table:table-cell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Lantern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Lantern01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Pot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GlazedPot02Nordic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Dwemer Knife</text:p>
          </table:table-cell>
          <table:table-cell office:value-type="float" office:value="4" table:style-name="ce29">
            <text:p>4</text:p>
          </table:table-cell>
          <table:table-cell office:value-type="string" table:style-name="ce41">
            <text:p>DwarvenKnife</text:p>
          </table:table-cell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Lute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Lute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Tankard</text:p>
          </table:table-cell>
          <table:table-cell office:value-type="float" office:value="5" table:style-name="ce29">
            <text:p>5</text:p>
          </table:table-cell>
          <table:table-cell office:value-type="string" table:style-name="ce41">
            <text:p>BasicTankard01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Dwemer Pan</text:p>
          </table:table-cell>
          <table:table-cell office:value-type="float" office:value="2" table:style-name="ce29">
            <text:p>2</text:p>
          </table:table-cell>
          <table:table-cell office:value-type="string" table:style-name="ce41">
            <text:p>DwarvenHighPot01</text:p>
          </table:table-cell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Mammoth Tusk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MammothTusk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Wooden Bowl</text:p>
          </table:table-cell>
          <table:table-cell office:value-type="float" office:value="6" table:style-name="ce29">
            <text:p>6</text:p>
          </table:table-cell>
          <table:table-cell office:value-type="string" table:style-name="ce41">
            <text:p>BasicWoodenBowl01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Dwemer Plate</text:p>
          </table:table-cell>
          <table:table-cell office:value-type="float" office:value="6" table:style-name="ce29">
            <text:p>6</text:p>
          </table:table-cell>
          <table:table-cell office:value-type="string" table:style-name="ce41">
            <text:p>DwarvenHighPlate01</text:p>
          </table:table-cell>
          <table:table-cell table:number-columns-repeated="16370"/>
        </table:table-row>
        <table:table-row table:style-name="ro2">
          <table:table-cell table:content-validation-name="val5" table:style-name="ce40"/>
          <table:table-cell office:value-type="string" table:style-name="ce1">
            <text:p>Oar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ShipOar01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Wooden Ladle</text:p>
          </table:table-cell>
          <table:table-cell office:value-type="float" office:value="2" table:style-name="ce29">
            <text:p>2</text:p>
          </table:table-cell>
          <table:table-cell office:value-type="string" table:style-name="ce41">
            <text:p>WoodenLadle01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Dwemer Pot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DwarvenPot01</text:p>
          </table:table-cell>
          <table:table-cell table:number-columns-repeated="16370"/>
        </table:table-row>
        <table:table-row table:style-name="ro4">
          <table:table-cell table:content-validation-name="val5" table:style-name="ce40"/>
          <table:table-cell office:value-type="string" table:style-name="ce1">
            <text:p>Pitchfork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Pitchfork001</text:p>
          </table:table-cell>
          <table:table-cell table:style-name="ce1"/>
          <table:table-cell table:content-validation-name="val5" table:style-name="ce42"/>
          <table:table-cell office:value-type="string" table:style-name="ce43">
            <text:p>Wooden Plate</text:p>
          </table:table-cell>
          <table:table-cell office:value-type="float" office:value="4" table:style-name="ce53">
            <text:p>4</text:p>
          </table:table-cell>
          <table:table-cell office:value-type="string" table:style-name="ce44">
            <text:p>BasicWoodenPlate01</text:p>
          </table:table-cell>
          <table:table-cell table:style-name="ce1"/>
          <table:table-cell table:content-validation-name="val5" table:style-name="ce40"/>
          <table:table-cell office:value-type="string" table:style-name="ce1">
            <text:p>Dwemer Spoon</text:p>
          </table:table-cell>
          <table:table-cell office:value-type="float" office:value="4" table:style-name="ce29">
            <text:p>4</text:p>
          </table:table-cell>
          <table:table-cell office:value-type="string" table:style-name="ce41">
            <text:p>DwarvenSpoon</text:p>
          </table:table-cell>
          <table:table-cell table:number-columns-repeated="16370"/>
        </table:table-row>
        <table:table-row table:style-name="ro8">
          <table:table-cell table:content-validation-name="val5" table:style-name="ce40"/>
          <table:table-cell office:value-type="string" table:style-name="ce1">
            <text:p>Pitchfork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Pitchfork002</text:p>
          </table:table-cell>
          <table:table-cell table:style-name="ce1"/>
          <table:table-cell table:style-name="ce29"/>
          <table:table-cell table:style-name="ce1"/>
          <table:table-cell table:style-name="ce29"/>
          <table:table-cell table:number-columns-repeated="2" table:style-name="ce1"/>
          <table:table-cell table:content-validation-name="val5" table:style-name="ce42"/>
          <table:table-cell office:value-type="string" table:style-name="ce43">
            <text:p>Dwemer Urn</text:p>
          </table:table-cell>
          <table:table-cell office:value-type="float" office:value="1" table:style-name="ce53">
            <text:p>1</text:p>
          </table:table-cell>
          <table:table-cell office:value-type="string" table:style-name="ce44">
            <text:p>DwarvenUrn01</text:p>
          </table:table-cell>
          <table:table-cell table:number-columns-repeated="16370"/>
        </table:table-row>
        <table:table-row table:style-name="ro4">
          <table:table-cell table:content-validation-name="val5" table:style-name="ce40"/>
          <table:table-cell office:value-type="string" table:style-name="ce1">
            <text:p>Roll of Paper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PaperRoll</text:p>
          </table:table-cell>
          <table:table-cell table:number-columns-repeated="16380"/>
        </table:table-row>
        <table:table-row table:style-name="ro2">
          <table:table-cell table:content-validation-name="val5" table:style-name="ce40"/>
          <table:table-cell office:value-type="string" table:style-name="ce1">
            <text:p>Saw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Saw01</text:p>
          </table:table-cell>
          <table:table-cell table:number-columns-repeated="16380"/>
        </table:table-row>
        <table:table-row table:style-name="ro2">
          <table:table-cell table:content-validation-name="val5" table:style-name="ce40"/>
          <table:table-cell office:value-type="string" table:style-name="ce1">
            <text:p>Shovel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Shovel01</text:p>
          </table:table-cell>
          <table:table-cell table:number-columns-repeated="16380"/>
        </table:table-row>
        <table:table-row table:style-name="ro2">
          <table:table-cell table:content-validation-name="val5" table:style-name="ce40"/>
          <table:table-cell office:value-type="string" table:style-name="ce1">
            <text:p>Shovel</text:p>
          </table:table-cell>
          <table:table-cell office:value-type="float" office:value="2" table:style-name="ce29">
            <text:p>2</text:p>
          </table:table-cell>
          <table:table-cell office:value-type="string" table:style-name="ce41">
            <text:p>Shovel02</text:p>
          </table:table-cell>
          <table:table-cell table:number-columns-repeated="16380"/>
        </table:table-row>
        <table:table-row table:style-name="ro2">
          <table:table-cell table:content-validation-name="val5" table:style-name="ce40"/>
          <table:table-cell office:value-type="string" table:style-name="ce1">
            <text:p>Spigot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Spigot01</text:p>
          </table:table-cell>
          <table:table-cell table:number-columns-repeated="16380"/>
        </table:table-row>
        <table:table-row table:style-name="ro2">
          <table:table-cell table:content-validation-name="val5" table:style-name="ce40"/>
          <table:table-cell office:value-type="string" table:style-name="ce1">
            <text:p>Tongs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BlacksmithTongs01</text:p>
          </table:table-cell>
          <table:table-cell table:number-columns-repeated="16380"/>
        </table:table-row>
        <table:table-row table:style-name="ro2">
          <table:table-cell table:content-validation-name="val5" table:style-name="ce40"/>
          <table:table-cell office:value-type="string" table:style-name="ce1">
            <text:p>Torture Tools</text:p>
          </table:table-cell>
          <table:table-cell office:value-type="float" office:value="1" table:style-name="ce29">
            <text:p>1</text:p>
          </table:table-cell>
          <table:table-cell office:value-type="string" table:style-name="ce41">
            <text:p>DBTortureTools</text:p>
          </table:table-cell>
          <table:table-cell table:number-columns-repeated="16380"/>
        </table:table-row>
        <table:table-row table:style-name="ro4">
          <table:table-cell table:content-validation-name="val5" table:style-name="ce42"/>
          <table:table-cell office:value-type="string" table:style-name="ce43">
            <text:p>Torture Tools</text:p>
          </table:table-cell>
          <table:table-cell office:value-type="float" office:value="1" table:style-name="ce53">
            <text:p>1</text:p>
          </table:table-cell>
          <table:table-cell office:value-type="string" table:style-name="ce44">
            <text:p>DLC01TortureTool01</text:p>
          </table:table-cell>
          <table:table-cell table:number-columns-repeated="16380"/>
        </table:table-row>
        <table:table-row table:style-name="ro4">
          <table:table-cell table:style-name="ce29"/>
          <table:table-cell table:style-name="ce1"/>
          <table:table-cell table:style-name="ce29"/>
          <table:table-cell table:number-columns-repeated="2" table:style-name="ce1"/>
          <table:table-cell table:number-columns-repeated="16379"/>
        </table:table-row>
        <table:table-row table:number-rows-repeated="1048535" table:style-name="ro2">
          <table:table-cell table:number-columns-repeated="16384"/>
        </table:table-row>
      </table:table>
      <table:table table:name="Food" table:style-name="ta2">
        <table:table-column table:style-name="co5" table:default-cell-style-name="ce29"/>
        <table:table-column table:style-name="co11" table:default-cell-style-name="ce1"/>
        <table:table-column table:style-name="co2" table:default-cell-style-name="ce29"/>
        <table:table-column table:style-name="co4" table:default-cell-style-name="ce1"/>
        <table:table-column table:style-name="co5" table:default-cell-style-name="ce29"/>
        <table:table-column table:style-name="co13" table:default-cell-style-name="ce1"/>
        <table:table-column table:style-name="co2" table:default-cell-style-name="ce29"/>
        <table:table-column table:style-name="co4" table:default-cell-style-name="ce1"/>
        <table:table-column table:style-name="co5" table:default-cell-style-name="ce29"/>
        <table:table-column table:style-name="co13" table:default-cell-style-name="ce1"/>
        <table:table-column table:style-name="co2" table:default-cell-style-name="ce29"/>
        <table:table-column table:style-name="co14" table:default-cell-style-name="ce29"/>
        <table:table-column table:style-name="co4" table:number-columns-repeated="16372" table:default-cell-style-name="ce1"/>
        <table:table-row table:style-name="ro5">
          <table:table-cell office:value-type="string" table:number-columns-spanned="3" table:number-rows-spanned="1" table:style-name="ce60">
            <text:p>Raw Food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61">
            <text:p>Cooked Food</text:p>
          </table:table-cell>
          <table:covered-table-cell table:number-columns-repeated="2"/>
          <table:table-cell table:style-name="ce1"/>
          <table:table-cell office:value-type="string" table:number-columns-spanned="4" table:number-rows-spanned="1" table:style-name="ce52">
            <text:p>Liquor</text:p>
          </table:table-cell>
          <table:covered-table-cell table:number-columns-repeated="3"/>
          <table:table-cell table:number-columns-repeated="16372"/>
        </table:table-row>
        <table:table-row table:style-name="ro2">
          <table:table-cell office:value-type="string" table:style-name="ce40">
            <text:p>Done</text:p>
          </table:table-cell>
          <table:table-cell office:value-type="string" table:style-name="ce1">
            <text:p>Item</text:p>
          </table:table-cell>
          <table:table-cell office:value-type="string" table:style-name="ce58">
            <text:p>Qty</text:p>
          </table:table-cell>
          <table:table-cell table:style-name="ce1"/>
          <table:table-cell office:value-type="string" table:style-name="ce40">
            <text:p>Done</text:p>
          </table:table-cell>
          <table:table-cell office:value-type="string" table:style-name="ce1">
            <text:p>Item</text:p>
          </table:table-cell>
          <table:table-cell office:value-type="string" table:style-name="ce58">
            <text:p>Qty</text:p>
          </table:table-cell>
          <table:table-cell table:style-name="ce1"/>
          <table:table-cell office:value-type="string" table:style-name="ce40">
            <text:p>Done</text:p>
          </table:table-cell>
          <table:table-cell office:value-type="string" table:style-name="ce1">
            <text:p>Item</text:p>
          </table:table-cell>
          <table:table-cell office:value-type="string" table:style-name="ce29">
            <text:p>Qty</text:p>
          </table:table-cell>
          <table:table-cell office:value-type="string" table:style-name="ce58">
            <text:p>Display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Ash Hopper Leg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Apple Cabbage Stew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Ale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No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Ash Yam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Apple Dumpling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Alto Wine v1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Yes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Boar Meat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Apple Pie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Alto Wine v2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Yes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Butter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Baked Potatoes</text:p>
          </table:table-cell>
          <table:table-cell office:value-type="float" office:value="2" table:style-name="ce58">
            <text:p>2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Argonian Ale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Reserve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Cabbage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Boiled Crème Treat</text:p>
          </table:table-cell>
          <table:table-cell office:value-type="float" office:value="3" table:style-name="ce58">
            <text:p>3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Argonian Bloodwine</text:p>
          </table:table-cell>
          <table:table-cell office:value-type="float" office:value="2" table:style-name="ce29">
            <text:p>2</text:p>
          </table:table-cell>
          <table:table-cell office:value-type="string" table:style-name="ce58">
            <text:p>Yes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Carrot</text:p>
          </table:table-cell>
          <table:table-cell office:value-type="float" office:value="3" table:style-name="ce58">
            <text:p>3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Braided Bread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Ashfire Mead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Yes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Chicken Breast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Bread (Loaf)</text:p>
          </table:table-cell>
          <table:table-cell office:value-type="float" office:value="2" table:style-name="ce58">
            <text:p>2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Balmora Blue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Reserve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Clam Meat</text:p>
          </table:table-cell>
          <table:table-cell office:value-type="float" office:value="3" table:style-name="ce58">
            <text:p>3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Bread (Sliced)</text:p>
          </table:table-cell>
          <table:table-cell office:value-type="float" office:value="5" table:style-name="ce58">
            <text:p>5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Black-Briar Mead</text:p>
          </table:table-cell>
          <table:table-cell office:value-type="float" office:value="5" table:style-name="ce29">
            <text:p>5</text:p>
          </table:table-cell>
          <table:table-cell office:value-type="string" table:style-name="ce58">
            <text:p>Yes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Dog Meat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Cabbage Potato Soup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Black-Briar Reserve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Yes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Eidar Cheese Wedge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Cabbage Soup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Cliff Racer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Reserve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Eidar Cheese Wheel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Charred Skeever Meat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Colovian Brandy</text:p>
          </table:table-cell>
          <table:table-cell office:value-type="float" office:value="2" table:style-name="ce29">
            <text:p>2</text:p>
          </table:table-cell>
          <table:table-cell office:value-type="string" table:style-name="ce58">
            <text:p>Yes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Eidar Cheese Sliced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Chicken Dumpling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Cyrodilic Brandy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Reserve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Goat Cheese Wedge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Clam Chowder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Double-Distilled Skooma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Reserve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Goat Cheese Wheel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Cooked Beef</text:p>
          </table:table-cell>
          <table:table-cell office:value-type="float" office:value="2" table:style-name="ce58">
            <text:p>2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Dragon's Breath Mead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Reserve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Goat Cheese Sliced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Cooked Boar Meat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Emberbrand Wine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No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Gourd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Elsweyr Fondue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Firebrand Wine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Yes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Green Apple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Garlic Bread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Flin</text:p>
          </table:table-cell>
          <table:table-cell office:value-type="float" office:value="2" table:style-name="ce29">
            <text:p>2</text:p>
          </table:table-cell>
          <table:table-cell office:value-type="string" table:style-name="ce58">
            <text:p>Yes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Honey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Grilled Chicken Breast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Honningbrew Mead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No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Horker Meat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Grilled Leeks</text:p>
          </table:table-cell>
          <table:table-cell office:value-type="float" office:value="5" table:style-name="ce58">
            <text:p>5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Jessica's Wine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Reserve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Horse Meat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Honey Nut Treat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Kordir's Skooma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Reserve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Jug of Milk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Horker and Ash Yam Stew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Matze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Yes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Leek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Horker Loaf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Mead with Juniper Berry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Reserve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Leg of Goat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Horker Stew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Nord Mead</text:p>
          </table:table-cell>
          <table:table-cell office:value-type="float" office:value="6" table:style-name="ce29">
            <text:p>6</text:p>
          </table:table-cell>
          <table:table-cell office:value-type="string" table:style-name="ce58">
            <text:p>Yes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Mammoth Cheese Bowl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Horse Haunch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Redwater Skooma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Reserve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Mammoth Snout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Jazbay Crostata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Sadri's Sujamma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Reserve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Mudcrab Legs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Juniper Berry Crostata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Shein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Yes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Pheasant Breast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Lavender Dumpling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Skooma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Reserve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Potato</text:p>
          </table:table-cell>
          <table:table-cell office:value-type="float" office:value="3" table:style-name="ce58">
            <text:p>3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Leg of Goat Roast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Spiced Wine</text:p>
          </table:table-cell>
          <table:table-cell office:value-type="float" office:value="2" table:style-name="ce29">
            <text:p>2</text:p>
          </table:table-cell>
          <table:table-cell office:value-type="string" table:style-name="ce58">
            <text:p>Yes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Raw Beef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Long Taffy Treat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Stros M'Kai Rum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Reserve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Raw Rabbit Leg</text:p>
          </table:table-cell>
          <table:table-cell office:value-type="float" office:value="2" table:style-name="ce58">
            <text:p>2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Pheasant Roast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Sujamma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Yes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Red Apple</text:p>
          </table:table-cell>
          <table:table-cell office:value-type="float" office:value="3" table:style-name="ce58">
            <text:p>3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Potato Bread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Surlie Brothers Wine</text:p>
          </table:table-cell>
          <table:table-cell office:value-type="float" office:value="3" table:style-name="ce29">
            <text:p>3</text:p>
          </table:table-cell>
          <table:table-cell office:value-type="string" table:style-name="ce58">
            <text:p>Yes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Sack of Flour</text:p>
          </table:table-cell>
          <table:table-cell office:value-type="float" office:value="6" table:style-name="ce58">
            <text:p>6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Salmon Steak</text:p>
          </table:table-cell>
          <table:table-cell office:value-type="float" office:value="2" table:style-name="ce58">
            <text:p>2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Velvet LeChance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Reserve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Salmon Meat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Seared Slaughterfish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White-Gold Tower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Reserve</text:p>
          </table:table-cell>
          <table:table-cell table:number-columns-repeated="16372"/>
        </table:table-row>
        <table:table-row table:style-name="ro2">
          <table:table-cell table:content-validation-name="val6" table:style-name="ce40"/>
          <table:table-cell office:value-type="string" table:style-name="ce1">
            <text:p>Tomato</text:p>
          </table:table-cell>
          <table:table-cell office:value-type="float" office:value="2" table:style-name="ce58">
            <text:p>2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Snowberry Crostata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Wine v1</text:p>
          </table:table-cell>
          <table:table-cell office:value-type="float" office:value="1" table:style-name="ce29">
            <text:p>1</text:p>
          </table:table-cell>
          <table:table-cell office:value-type="string" table:style-name="ce58">
            <text:p>Yes</text:p>
          </table:table-cell>
          <table:table-cell table:number-columns-repeated="16372"/>
        </table:table-row>
        <table:table-row table:style-name="ro4">
          <table:table-cell table:content-validation-name="val6" table:style-name="ce42"/>
          <table:table-cell office:value-type="string" table:style-name="ce43">
            <text:p>Venison</text:p>
          </table:table-cell>
          <table:table-cell office:value-type="float" office:value="1" table:style-name="ce59">
            <text:p>1</text:p>
          </table:table-cell>
          <table:table-cell table:style-name="ce1"/>
          <table:table-cell table:content-validation-name="val6" table:style-name="ce40"/>
          <table:table-cell office:value-type="string" table:style-name="ce1">
            <text:p>Steamed Mudcrab Legs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content-validation-name="val6" table:style-name="ce42"/>
          <table:table-cell office:value-type="string" table:style-name="ce43">
            <text:p>Wine v2</text:p>
          </table:table-cell>
          <table:table-cell office:value-type="float" office:value="1" table:style-name="ce53">
            <text:p>1</text:p>
          </table:table-cell>
          <table:table-cell office:value-type="string" table:style-name="ce59">
            <text:p>Yes</text:p>
          </table:table-cell>
          <table:table-cell table:number-columns-repeated="16372"/>
        </table:table-row>
        <table:table-row table:style-name="ro4">
          <table:table-cell table:style-name="ce29"/>
          <table:table-cell table:style-name="ce1"/>
          <table:table-cell table:style-name="ce29"/>
          <table:table-cell table:style-name="ce1"/>
          <table:table-cell table:content-validation-name="val6" table:style-name="ce40"/>
          <table:table-cell office:value-type="string" table:style-name="ce1">
            <text:p>Sweet Roll</text:p>
          </table:table-cell>
          <table:table-cell office:value-type="float" office:value="2" table:style-name="ce58">
            <text:p>2</text:p>
          </table:table-cell>
          <table:table-cell table:style-name="ce1"/>
          <table:table-cell table:style-name="ce29"/>
          <table:table-cell table:style-name="ce1"/>
          <table:table-cell table:number-columns-repeated="2" table:style-name="ce29"/>
          <table:table-cell table:number-columns-repeated="16372"/>
        </table:table-row>
        <table:table-row table:style-name="ro2">
          <table:table-cell table:style-name="ce29"/>
          <table:table-cell table:style-name="ce1"/>
          <table:table-cell table:style-name="ce29"/>
          <table:table-cell table:style-name="ce1"/>
          <table:table-cell table:content-validation-name="val6" table:style-name="ce40"/>
          <table:table-cell office:value-type="string" table:style-name="ce1">
            <text:p>Tomato Soup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style-name="ce29"/>
          <table:table-cell table:style-name="ce1"/>
          <table:table-cell table:number-columns-repeated="2" table:style-name="ce29"/>
          <table:table-cell table:number-columns-repeated="16372"/>
        </table:table-row>
        <table:table-row table:style-name="ro2">
          <table:table-cell table:style-name="ce29"/>
          <table:table-cell table:style-name="ce1"/>
          <table:table-cell table:style-name="ce29"/>
          <table:table-cell table:style-name="ce1"/>
          <table:table-cell table:content-validation-name="val6" table:style-name="ce40"/>
          <table:table-cell office:value-type="string" table:style-name="ce1">
            <text:p>Vegetable Soup</text:p>
          </table:table-cell>
          <table:table-cell office:value-type="float" office:value="1" table:style-name="ce58">
            <text:p>1</text:p>
          </table:table-cell>
          <table:table-cell table:style-name="ce1"/>
          <table:table-cell table:style-name="ce29"/>
          <table:table-cell table:style-name="ce1"/>
          <table:table-cell table:number-columns-repeated="2" table:style-name="ce29"/>
          <table:table-cell table:number-columns-repeated="16372"/>
        </table:table-row>
        <table:table-row table:style-name="ro2">
          <table:table-cell table:style-name="ce29"/>
          <table:table-cell table:style-name="ce1"/>
          <table:table-cell table:style-name="ce29"/>
          <table:table-cell table:style-name="ce1"/>
          <table:table-cell table:content-validation-name="val6" table:style-name="ce40"/>
          <table:table-cell office:value-type="string" table:style-name="ce1">
            <text:p>Venison Chop</text:p>
          </table:table-cell>
          <table:table-cell office:value-type="float" office:value="2" table:style-name="ce58">
            <text:p>2</text:p>
          </table:table-cell>
          <table:table-cell table:style-name="ce1"/>
          <table:table-cell table:style-name="ce29"/>
          <table:table-cell table:style-name="ce1"/>
          <table:table-cell table:number-columns-repeated="2" table:style-name="ce29"/>
          <table:table-cell table:number-columns-repeated="16372"/>
        </table:table-row>
        <table:table-row table:style-name="ro4">
          <table:table-cell table:style-name="ce29"/>
          <table:table-cell table:style-name="ce1"/>
          <table:table-cell table:style-name="ce29"/>
          <table:table-cell table:style-name="ce1"/>
          <table:table-cell table:content-validation-name="val6" table:style-name="ce42"/>
          <table:table-cell office:value-type="string" table:style-name="ce43">
            <text:p>Venison Stew</text:p>
          </table:table-cell>
          <table:table-cell office:value-type="float" office:value="1" table:style-name="ce59">
            <text:p>1</text:p>
          </table:table-cell>
          <table:table-cell table:style-name="ce1"/>
          <table:table-cell table:style-name="ce29"/>
          <table:table-cell table:style-name="ce1"/>
          <table:table-cell table:number-columns-repeated="2" table:style-name="ce29"/>
          <table:table-cell table:number-columns-repeated="16372"/>
        </table:table-row>
        <table:table-row table:style-name="ro4"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  <table:table-cell table:number-columns-repeated="2" table:style-name="ce29"/>
          <table:table-cell table:number-columns-repeated="16372"/>
        </table:table-row>
        <table:table-row table:number-rows-repeated="1048533" table:style-name="ro2">
          <table:table-cell table:number-columns-repeated="16384"/>
        </table:table-row>
      </table:table>
      <table:table table:name="Cheesemod" table:style-name="ta2">
        <table:table-column table:style-name="co5" table:default-cell-style-name="ce29"/>
        <table:table-column table:style-name="co15" table:default-cell-style-name="ce1"/>
        <table:table-column table:style-name="co16" table:default-cell-style-name="ce1"/>
        <table:table-column table:style-name="co5" table:default-cell-style-name="ce29"/>
        <table:table-column table:style-name="co15" table:default-cell-style-name="ce1"/>
        <table:table-column table:style-name="co16" table:default-cell-style-name="ce1"/>
        <table:table-column table:style-name="co5" table:default-cell-style-name="ce29"/>
        <table:table-column table:style-name="co15" table:default-cell-style-name="ce1"/>
        <table:table-column table:style-name="co16" table:default-cell-style-name="ce1"/>
        <table:table-column table:style-name="co5" table:default-cell-style-name="ce29"/>
        <table:table-column table:style-name="co15" table:default-cell-style-name="ce1"/>
        <table:table-column table:style-name="co4" table:number-columns-repeated="16373" table:default-cell-style-name="ce1"/>
        <table:table-row table:style-name="ro5">
          <table:table-cell office:value-type="string" table:number-columns-spanned="11" table:number-rows-spanned="1" table:style-name="ce61">
            <text:p>Cheesemod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29">
            <text:p>Done</text:p>
          </table:table-cell>
          <table:table-cell office:value-type="string" table:style-name="ce1">
            <text:p>Item</text:p>
          </table:table-cell>
          <table:table-cell table:style-name="ce1"/>
          <table:table-cell office:value-type="string" table:style-name="ce29">
            <text:p>Done</text:p>
          </table:table-cell>
          <table:table-cell office:value-type="string" table:style-name="ce1">
            <text:p>Item</text:p>
          </table:table-cell>
          <table:table-cell table:style-name="ce1"/>
          <table:table-cell office:value-type="string" table:style-name="ce29">
            <text:p>Done</text:p>
          </table:table-cell>
          <table:table-cell office:value-type="string" table:style-name="ce1">
            <text:p>Item</text:p>
          </table:table-cell>
          <table:table-cell table:style-name="ce1"/>
          <table:table-cell office:value-type="string" table:style-name="ce29">
            <text:p>Done</text:p>
          </table:table-cell>
          <table:table-cell office:value-type="string" table:style-name="ce1">
            <text:p>Item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Aged Breton Cheese (Cut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Fancy Cheese Platter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Merryfair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nowberry Cheese (Sliced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Aged Breton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Forbidden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Merryfair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nowberry Cheese (Wedge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Aged Breton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Frost Mirriam Cheese (Cut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Merryfair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nowberry Cheese (Wheel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Aged Helgen Cheese (Cut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Frost Mirriam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Moorside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oft Flesh Cheese (Sliced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Aged Helgen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Frost Mirriam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Moorside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oft Flesh Cheese (Wedge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Aged Helgen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Goat Cheese Sauc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Moorside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oft Flesh Cheese (Wheel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Ale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Gold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Mountain Flower Cheese (Cut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olstheim Cheese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Ale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Gold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Mountain Flower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piced Wine Cheese (Cut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Ale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Gold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Mountain Flower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piced Wine Cheese (Wedge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Altmeri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Gourmet Maggot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Nut-Rolled Cheese Log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piced Wine Cheese (Wheel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Ancient Nord Cheese (Cut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Green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Olroy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picy Cheese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Ancient Nord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Green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Olroy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queaky Cheese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Ancient Nord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Green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Olroy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tinking Priest Cheese (Sliced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Apple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Hammerfell Grilling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Orcish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tinking Priest Cheese (Wedge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Apple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Hegathe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Orcish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tinking Priest Cheese (Wheel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Apple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Herb-Rolled Goat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Orcish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ummerset Isle Cheese (Sliced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Applepepper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High Hrothgar Cheese (Cut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Pale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ummerset Isle Cheese (Wedge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Artisan Cheese Plater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High Hrothgar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Pale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ummerset Isle Cheese (Wheel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Autumnshade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High Hrothgar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Pale Cheese (Wheel)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weet Cheese Board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Autumnshade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High Rock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Pepper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The Bee's Cheese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Autumnshade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High Rock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Ratway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The Gourmet's Cheese (Cut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Aw'fly Wee Thimble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High Rock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Raven Whey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The Gourmet's Cheese (Wedge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Black Pearl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Honningbrew Mead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Reach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The Gourmet's Cheese (Wheel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Blue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Hunter's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Reach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Truffle Cheese (Sliced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Blue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Hunter's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Reach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Truffle Cheese (Wedge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Blue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Hunter's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Red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Truffle Cheese (Wheel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Butter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Imported Elsweyr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Red Eagle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Tundra Cheese (Sliced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Cave-Aged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Jarl's Hall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Red Eagle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Tundra Cheese (Wedge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Cave-Aged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Jarl's Hall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Red Eagle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Tundra Cheese (Wheel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Cave-Aged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Jarl's Hall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Ricotta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Valenwood Cheese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Cheese Board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Jazbay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Riddled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Variety Cheese Plate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Cheese Bread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Jazbay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Riddled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Wayrest Cheese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Cheese Cake (Slice/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Jazbay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Riddled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Wedding Flower Cheese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Cheese Cak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Juniper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Riverwood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White River Cheese (Cut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Cheese Cake (Whol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Juniper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Riverwood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White River Cheese (Wedge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Cheese Curds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Juniper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Riverwood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White River Cheese (Wheel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Cottage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Karthwasten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Rockwallow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Whiterun Cheese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Cream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Katla's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Rockwallow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Wine Cheese (Sliced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Cyrodiil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Katla's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Rockwallow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Wine Cheese (Wedge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Cyrodiil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Katla's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alvius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Wine Cheese (Wheel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Cyrodiil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King's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alvius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Winterhold Cheese (Sliced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Dawnstar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King's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alvius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Winterhold Cheese (Wedge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Dellese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King's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anguine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Winterhold Cheese (Wheel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Dibellan Lavender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Kynesgrove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heep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Wolfskull Cheese (Sliced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Divine Talos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Limbutter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hor's Stone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Wolfskull Cheese (Wedge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Dragon Bridge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Mammoth Mozarella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hrieking Cheese Meal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Wolfskull Cheese (Wheel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Eidar Cheese Sauc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Maran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moked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Woodhearth Cheese (Sliced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Elves Ear Cheese (Marbl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Marbled Cheese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moked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Woodhearth Cheese (Wedge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Elves Ear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Mead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moked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Woodhearth Cheese (Wheel)</text:p>
          </table:table-cell>
          <table:table-cell table:number-columns-repeated="16373"/>
        </table:table-row>
        <table:table-row table:style-name="ro2">
          <table:table-cell table:content-validation-name="val7" table:style-name="ce29"/>
          <table:table-cell office:value-type="string" table:style-name="ce1">
            <text:p>Elves Ear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Mead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muggler's Cheese (Sliced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Yorgrim Gray Cheese (Sliced)</text:p>
          </table:table-cell>
          <table:table-cell table:number-columns-repeated="16373"/>
        </table:table-row>
        <table:table-row table:style-name="ro2">
          <table:table-cell table:style-name="ce40"/>
          <table:table-cell table:number-columns-repeated="2" table:style-name="ce1"/>
          <table:table-cell table:content-validation-name="val7" table:style-name="ce29"/>
          <table:table-cell office:value-type="string" table:style-name="ce1">
            <text:p>Mead Cheese (Wheel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Smuggler's Cheese (Wedge)</text:p>
          </table:table-cell>
          <table:table-cell table:style-name="ce1"/>
          <table:table-cell table:content-validation-name="val7" table:style-name="ce29"/>
          <table:table-cell office:value-type="string" table:style-name="ce1">
            <text:p>Yorgrim Gray Cheese (Wedge)</text:p>
          </table:table-cell>
          <table:table-cell table:number-columns-repeated="16373"/>
        </table:table-row>
        <table:table-row table:style-name="ro4">
          <table:table-cell table:style-name="ce42"/>
          <table:table-cell table:number-columns-repeated="2" table:style-name="ce43"/>
          <table:table-cell table:style-name="ce53"/>
          <table:table-cell table:number-columns-repeated="2" table:style-name="ce43"/>
          <table:table-cell table:content-validation-name="val7" table:style-name="ce29"/>
          <table:table-cell office:value-type="string" table:style-name="ce1">
            <text:p>Smuggler's Cheese (Wheel)</text:p>
          </table:table-cell>
          <table:table-cell table:style-name="ce43"/>
          <table:table-cell table:content-validation-name="val7" table:style-name="ce29"/>
          <table:table-cell office:value-type="string" table:style-name="ce1">
            <text:p>Yorgrim Gray Cheese (Wheel)</text:p>
          </table:table-cell>
          <table:table-cell table:number-columns-repeated="16373"/>
        </table:table-row>
        <table:table-row table:style-name="ro4">
          <table:table-cell table:style-name="ce29"/>
          <table:table-cell table:number-columns-repeated="2" table:style-name="ce1"/>
          <table:table-cell table:style-name="ce29"/>
          <table:table-cell table:number-columns-repeated="2" table:style-name="ce1"/>
          <table:table-cell table:style-name="ce29"/>
          <table:table-cell table:number-columns-repeated="2" table:style-name="ce1"/>
          <table:table-cell table:style-name="ce29"/>
          <table:table-cell table:number-columns-repeated="16374" table:style-name="ce1"/>
        </table:table-row>
        <table:table-row table:number-rows-repeated="1048521" table:style-name="ro2">
          <table:table-cell table:number-columns-repeated="16384"/>
        </table:table-row>
      </table:table>
      <table:named-expressions>
        <table:named-range table:name="DisplayMarker" table:cell-range-address="Events.$B$1" table:base-cell-address="Events.$A$1"/>
      </table:named-expressions>
      <table:database-ranges>
        <table:database-range table:target-range-address="Autographs.A2:Autographs.D14" table:name="Table1" table:display-filter-buttons="true"/>
        <table:database-range table:target-range-address="Cloaks.A2:Cloaks.C36" table:name="Table2" table:display-filter-buttons="true"/>
        <table:database-range table:target-range-address="Misc.A2:Misc.D40" table:name="Table3" table:display-filter-buttons="true"/>
        <table:database-range table:target-range-address="Misc.F2:Misc.I31" table:name="Table4" table:display-filter-buttons="true"/>
        <table:database-range table:target-range-address="Misc.K2:Misc.N13" table:name="Table5" table:display-filter-buttons="true"/>
        <table:database-range table:target-range-address="Misc.K18:Misc.N32" table:name="Table6" table:display-filter-buttons="true"/>
        <table:database-range table:target-range-address="Food.A2:Food.C37" table:name="Table7" table:display-filter-buttons="true"/>
        <table:database-range table:target-range-address="Food.E2:Food.G42" table:name="Table8" table:display-filter-buttons="true"/>
        <table:database-range table:target-range-address="Food.I2:Food.L37" table:name="Table9" table:display-filter-buttons="true"/>
        <table:database-range table:target-range-address="Cheesemod.A2:Cheesemod.B52" table:name="Table10" table:display-filter-buttons="true"/>
        <table:database-range table:target-range-address="Cheesemod.D2:Cheesemod.E53" table:name="Table11" table:display-filter-buttons="true"/>
        <table:database-range table:target-range-address="Cheesemod.G2:Cheesemod.H54" table:name="Table12" table:display-filter-buttons="true"/>
        <table:database-range table:target-range-address="Cheesemod.J2:Cheesemod.K54" table:name="Table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92D050"/>
    </style:style>
    <style:style style:name="cf2" style:family="table-cell" style:data-style-name="N0">
      <style:table-cell-properties fo:background-color="#FFFF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Will Locke</meta:initial-creator>
    <dc:creator>Will Locke</dc:creator>
    <meta:creation-date>2026-02-02T06:45:55Z</meta:creation-date>
    <dc:date>2026-02-02T20:14:19Z</dc:date>
  </office:meta>
</office:document-meta>
</file>